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.9" calcext:value-type="float">
            <text:p>53.9</text:p>
          </table:table-cell>
          <table:table-cell table:formula="of:=ABS([.A1]-[.B1])/(([.A1]+[.B1])/2)" office:value-type="percentage" office:value="0.00185356811862839" calcext:value-type="percentage">
            <text:p>0.19%</text:p>
          </table:table-cell>
          <table:table-cell/>
          <table:table-cell office:value-type="float" office:value="79.6" calcext:value-type="float">
            <text:p>79.6</text:p>
          </table:table-cell>
          <table:table-cell office:value-type="float" office:value="86.4" calcext:value-type="float">
            <text:p>86.4</text:p>
          </table:table-cell>
          <table:table-cell table:formula="of:=ABS([.E1]-[.F1])/(([.E1]+[.F1])/2)" office:value-type="percentage" office:value="0.0819277108433736" calcext:value-type="percentage">
            <text:p>8.19%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74.6" calcext:value-type="float">
            <text:p>74.6</text:p>
          </table:table-cell>
          <table:table-cell table:formula="of:=ABS([.I1]-[.J1])/(([.I1]+[.J1])/2)" office:value-type="percentage" office:value="0.00134138162307169" calcext:value-type="percentage">
            <text:p>0.13%</text:p>
          </table:table-cell>
          <table:table-cell/>
          <table:table-cell table:number-columns-repeated="2" office:value-type="float" office:value="94.5" calcext:value-type="float">
            <text:p>94.5</text:p>
          </table:table-cell>
          <table:table-cell table:formula="of:=ABS([.N1]-[.M1])/(([.M1]+[.N1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329.6" calcext:value-type="float">
            <text:p>329.6</text:p>
          </table:table-cell>
          <table:table-cell office:value-type="float" office:value="332.7" calcext:value-type="float">
            <text:p>332.7</text:p>
          </table:table-cell>
          <table:table-cell table:style-name="ce1" table:formula="of:=ABS([.S1]-[.R1])/(([.R1]+[.S1])/2)" office:value-type="percentage" office:value="0.00936131662388635" calcext:value-type="percentage">
            <text:p>0.94%</text:p>
          </table:table-cell>
        </table:table-row>
        <table:table-row table:style-name="ro1">
          <table:table-cell table:number-columns-repeated="2" office:value-type="float" office:value="43.2" calcext:value-type="float">
            <text:p>43.2</text:p>
          </table:table-cell>
          <table:table-cell table:formula="of:=ABS([.A2]-[.B2])/(([.A2]+[.B2])/2)" office:value-type="percentage" office:value="0" calcext:value-type="percentage">
            <text:p>0.00%</text:p>
          </table:table-cell>
          <table:table-cell/>
          <table:table-cell office:value-type="float" office:value="84.8" calcext:value-type="float">
            <text:p>84.8</text:p>
          </table:table-cell>
          <table:table-cell office:value-type="float" office:value="88.4" calcext:value-type="float">
            <text:p>88.4</text:p>
          </table:table-cell>
          <table:table-cell table:formula="of:=ABS([.E2]-[.F2])/(([.E2]+[.F2])/2)" office:value-type="percentage" office:value="0.0415704387990763" calcext:value-type="percentage">
            <text:p>4.16%</text:p>
          </table:table-cell>
          <table:table-cell/>
          <table:table-cell table:number-columns-repeated="2" office:value-type="float" office:value="72.5" calcext:value-type="float">
            <text:p>72.5</text:p>
          </table:table-cell>
          <table:table-cell table:formula="of:=ABS([.I2]-[.J2])/(([.I2]+[.J2])/2)" office:value-type="percentage" office:value="0" calcext:value-type="percentage">
            <text:p>0.00%</text:p>
          </table:table-cell>
          <table:table-cell/>
          <table:table-cell office:value-type="float" office:value="68.1" calcext:value-type="float">
            <text:p>68.1</text:p>
          </table:table-cell>
          <table:table-cell office:value-type="float" office:value="68.2" calcext:value-type="float">
            <text:p>68.2</text:p>
          </table:table-cell>
          <table:table-cell table:formula="of:=ABS([.N2]-[.M2])/(([.M2]+[.N2])/2)" office:value-type="percentage" office:value="0.00146735143066777" calcext:value-type="percentage">
            <text:p>0.15%</text:p>
          </table:table-cell>
          <table:table-cell table:number-columns-repeated="2"/>
          <table:table-cell office:value-type="float" office:value="310.6" calcext:value-type="float">
            <text:p>310.6</text:p>
          </table:table-cell>
          <table:table-cell office:value-type="float" office:value="314.3" calcext:value-type="float">
            <text:p>314.3</text:p>
          </table:table-cell>
          <table:table-cell table:style-name="ce1" table:formula="of:=ABS([.S2]-[.R2])/(([.R2]+[.S2])/2)" office:value-type="percentage" office:value="0.0118418947031525" calcext:value-type="percentage">
            <text:p>1.18%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45.5" calcext:value-type="float">
            <text:p>45.5</text:p>
          </table:table-cell>
          <table:table-cell table:formula="of:=ABS([.A3]-[.B3])/(([.A3]+[.B3])/2)" office:value-type="percentage" office:value="0.00661521499448726" calcext:value-type="percentage">
            <text:p>0.66%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formula="of:=ABS([.E3]-[.F3])/(([.E3]+[.F3])/2)" office:value-type="percentage" office:value="0.0346820809248555" calcext:value-type="percentage">
            <text:p>3.47%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5.3" calcext:value-type="float">
            <text:p>75.3</text:p>
          </table:table-cell>
          <table:table-cell table:formula="of:=ABS([.I3]-[.J3])/(([.I3]+[.J3])/2)" office:value-type="percentage" office:value="0.00925313945803044" calcext:value-type="percentage">
            <text:p>0.93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N3]-[.M3])/(([.M3]+[.N3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table:style-name="ce1" table:formula="of:=ABS([.S3]-[.R3])/(([.R3]+[.S3])/2)" office:value-type="percentage" office:value="0.00963081861958266" calcext:value-type="percentage">
            <text:p>0.96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.7" calcext:value-type="float">
            <text:p>53.7</text:p>
          </table:table-cell>
          <table:table-cell table:formula="of:=ABS([.A4]-[.B4])/(([.A4]+[.B4])/2)" office:value-type="percentage" office:value="0.00557103064066847" calcext:value-type="percentage">
            <text:p>0.56%</text:p>
          </table:table-cell>
          <table:table-cell/>
          <table:table-cell office:value-type="float" office:value="79.1" calcext:value-type="float">
            <text:p>79.1</text:p>
          </table:table-cell>
          <table:table-cell office:value-type="float" office:value="81.9" calcext:value-type="float">
            <text:p>81.9</text:p>
          </table:table-cell>
          <table:table-cell table:formula="of:=ABS([.E4]-[.F4])/(([.E4]+[.F4])/2)" office:value-type="percentage" office:value="0.0347826086956523" calcext:value-type="percentage">
            <text:p>3.48%</text:p>
          </table:table-cell>
          <table:table-cell/>
          <table:table-cell office:value-type="float" office:value="69.7" calcext:value-type="float">
            <text:p>69.7</text:p>
          </table:table-cell>
          <table:table-cell office:value-type="float" office:value="69.6" calcext:value-type="float">
            <text:p>69.6</text:p>
          </table:table-cell>
          <table:table-cell table:formula="of:=ABS([.I4]-[.J4])/(([.I4]+[.J4])/2)" office:value-type="percentage" office:value="0.00143575017946889" calcext:value-type="percentage">
            <text:p>0.14%</text:p>
          </table:table-cell>
          <table:table-cell/>
          <table:table-cell table:number-columns-repeated="2" office:value-type="float" office:value="73.2" calcext:value-type="float">
            <text:p>73.2</text:p>
          </table:table-cell>
          <table:table-cell table:formula="of:=ABS([.N4]-[.M4])/(([.M4]+[.N4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70.2" calcext:value-type="float">
            <text:p>270.2</text:p>
          </table:table-cell>
          <table:table-cell office:value-type="float" office:value="272.7" calcext:value-type="float">
            <text:p>272.7</text:p>
          </table:table-cell>
          <table:table-cell table:style-name="ce1" table:formula="of:=ABS([.S4]-[.R4])/(([.R4]+[.S4])/2)" office:value-type="percentage" office:value="0.00920979922637686" calcext:value-type="percentage">
            <text:p>0.92%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45.2" calcext:value-type="float">
            <text:p>45.2</text:p>
          </table:table-cell>
          <table:table-cell table:formula="of:=ABS([.A5]-[.B5])/(([.A5]+[.B5])/2)" office:value-type="percentage" office:value="0.00220994475138109" calcext:value-type="percentage">
            <text:p>0.22%</text:p>
          </table:table-cell>
          <table:table-cell/>
          <table:table-cell office:value-type="float" office:value="74.1" calcext:value-type="float">
            <text:p>74.1</text:p>
          </table:table-cell>
          <table:table-cell office:value-type="float" office:value="78.9" calcext:value-type="float">
            <text:p>78.9</text:p>
          </table:table-cell>
          <table:table-cell table:formula="of:=ABS([.E5]-[.F5])/(([.E5]+[.F5])/2)" office:value-type="percentage" office:value="0.0627450980392158" calcext:value-type="percentage">
            <text:p>6.27%</text:p>
          </table:table-cell>
          <table:table-cell/>
          <table:table-cell office:value-type="float" office:value="67.8" calcext:value-type="float">
            <text:p>67.8</text:p>
          </table:table-cell>
          <table:table-cell office:value-type="float" office:value="68.1" calcext:value-type="float">
            <text:p>68.1</text:p>
          </table:table-cell>
          <table:table-cell table:formula="of:=ABS([.I5]-[.J5])/(([.I5]+[.J5])/2)" office:value-type="percentage" office:value="0.00441501103752755" calcext:value-type="percentage">
            <text:p>0.44%</text:p>
          </table:table-cell>
          <table:table-cell/>
          <table:table-cell table:number-columns-repeated="2" office:value-type="float" office:value="56.7" calcext:value-type="float">
            <text:p>56.7</text:p>
          </table:table-cell>
          <table:table-cell table:formula="of:=ABS([.N5]-[.M5])/(([.M5]+[.N5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47.3" calcext:value-type="float">
            <text:p>247.3</text:p>
          </table:table-cell>
          <table:table-cell office:value-type="float" office:value="252.1" calcext:value-type="float">
            <text:p>252.1</text:p>
          </table:table-cell>
          <table:table-cell table:style-name="ce1" table:formula="of:=ABS([.S5]-[.R5])/(([.R5]+[.S5])/2)" office:value-type="percentage" office:value="0.0192230676812174" calcext:value-type="percentage">
            <text:p>1.92%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37.6" calcext:value-type="float">
            <text:p>37.6</text:p>
          </table:table-cell>
          <table:table-cell table:formula="of:=ABS([.A6]-[.B6])/(([.A6]+[.B6])/2)" office:value-type="percentage" office:value="0.0053050397877983" calcext:value-type="percentage">
            <text:p>0.53%</text:p>
          </table:table-cell>
          <table:table-cell/>
          <table:table-cell office:value-type="float" office:value="98.2" calcext:value-type="float">
            <text:p>98.2</text:p>
          </table:table-cell>
          <table:table-cell office:value-type="float" office:value="99.4" calcext:value-type="float">
            <text:p>99.4</text:p>
          </table:table-cell>
          <table:table-cell table:formula="of:=ABS([.E6]-[.F6])/(([.E6]+[.F6])/2)" office:value-type="percentage" office:value="0.0121457489878543" calcext:value-type="percentage">
            <text:p>1.21%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0.6" calcext:value-type="float">
            <text:p>80.6</text:p>
          </table:table-cell>
          <table:table-cell table:formula="of:=ABS([.I6]-[.J6])/(([.I6]+[.J6])/2)" office:value-type="percentage" office:value="0.00495049504950502" calcext:value-type="percentage">
            <text:p>0.50%</text:p>
          </table:table-cell>
          <table:table-cell/>
          <table:table-cell table:number-columns-repeated="2" office:value-type="float" office:value="65.5" calcext:value-type="float">
            <text:p>65.5</text:p>
          </table:table-cell>
          <table:table-cell table:formula="of:=ABS([.N6]-[.M6])/(([.M6]+[.N6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46.5" calcext:value-type="float">
            <text:p>246.5</text:p>
          </table:table-cell>
          <table:table-cell office:value-type="float" office:value="247.5" calcext:value-type="float">
            <text:p>247.5</text:p>
          </table:table-cell>
          <table:table-cell table:style-name="ce1" table:formula="of:=ABS([.S6]-[.R6])/(([.R6]+[.S6])/2)" office:value-type="percentage" office:value="0.00404858299595142" calcext:value-type="percentage">
            <text:p>0.40%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ABS([.A7]-[.B7])/(([.A7]+[.B7])/2)" office:value-type="percentage" office:value="0" calcext:value-type="percentage">
            <text:p>0.00%</text:p>
          </table:table-cell>
          <table:table-cell/>
          <table:table-cell office:value-type="float" office:value="79.6" calcext:value-type="float">
            <text:p>79.6</text:p>
          </table:table-cell>
          <table:table-cell office:value-type="float" office:value="81.6" calcext:value-type="float">
            <text:p>81.6</text:p>
          </table:table-cell>
          <table:table-cell table:formula="of:=ABS([.E7]-[.F7])/(([.E7]+[.F7])/2)" office:value-type="percentage" office:value="0.0248138957816377" calcext:value-type="percentage">
            <text:p>2.48%</text:p>
          </table:table-cell>
          <table:table-cell/>
          <table:table-cell office:value-type="float" office:value="62.1" calcext:value-type="float">
            <text:p>62.1</text:p>
          </table:table-cell>
          <table:table-cell office:value-type="float" office:value="61.8" calcext:value-type="float">
            <text:p>61.8</text:p>
          </table:table-cell>
          <table:table-cell table:formula="of:=ABS([.I7]-[.J7])/(([.I7]+[.J7])/2)" office:value-type="percentage" office:value="0.00484261501210661" calcext:value-type="percentage">
            <text:p>0.48%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N7]-[.M7])/(([.M7]+[.N7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table:style-name="ce1" table:formula="of:=ABS([.S7]-[.R7])/(([.R7]+[.S7])/2)" office:value-type="percentage" office:value="0.00823045267489712" calcext:value-type="percentage">
            <text:p>0.82%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81" calcext:value-type="float">
            <text:p>81</text:p>
          </table:table-cell>
          <table:table-cell table:formula="of:=ABS([.A8]-[.B8])/(([.A8]+[.B8])/2)" office:value-type="percentage" office:value="0.00492610837438431" calcext:value-type="percentage">
            <text:p>0.49%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88" calcext:value-type="float">
            <text:p>88</text:p>
          </table:table-cell>
          <table:table-cell table:formula="of:=ABS([.E8]-[.F8])/(([.E8]+[.F8])/2)" office:value-type="percentage" office:value="0.0323325635103926" calcext:value-type="percentage">
            <text:p>3.23%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float" office:value="86.2" calcext:value-type="float">
            <text:p>86.2</text:p>
          </table:table-cell>
          <table:table-cell table:formula="of:=ABS([.I8]-[.J8])/(([.I8]+[.J8])/2)" office:value-type="percentage" office:value="0.00348634514816964" calcext:value-type="percentage">
            <text:p>0.35%</text:p>
          </table:table-cell>
          <table:table-cell/>
          <table:table-cell table:number-columns-repeated="2" office:value-type="float" office:value="53.5" calcext:value-type="float">
            <text:p>53.5</text:p>
          </table:table-cell>
          <table:table-cell table:formula="of:=ABS([.N8]-[.M8])/(([.M8]+[.N8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37.3" calcext:value-type="float">
            <text:p>237.3</text:p>
          </table:table-cell>
          <table:table-cell office:value-type="float" office:value="239.7" calcext:value-type="float">
            <text:p>239.7</text:p>
          </table:table-cell>
          <table:table-cell table:style-name="ce1" table:formula="of:=ABS([.S8]-[.R8])/(([.R8]+[.S8])/2)" office:value-type="percentage" office:value="0.0100628930817609" calcext:value-type="percentage">
            <text:p>1.01%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8" calcext:value-type="float">
            <text:p>33.8</text:p>
          </table:table-cell>
          <table:table-cell table:formula="of:=ABS([.A9]-[.B9])/(([.A9]+[.B9])/2)" office:value-type="percentage" office:value="0.00891530460624063" calcext:value-type="percentage">
            <text:p>0.89%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float" office:value="82.6" calcext:value-type="float">
            <text:p>82.6</text:p>
          </table:table-cell>
          <table:table-cell table:formula="of:=ABS([.E9]-[.F9])/(([.E9]+[.F9])/2)" office:value-type="percentage" office:value="0.0496277915632754" calcext:value-type="percentage">
            <text:p>4.96%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9.2" calcext:value-type="float">
            <text:p>59.2</text:p>
          </table:table-cell>
          <table:table-cell table:formula="of:=ABS([.I9]-[.J9])/(([.I9]+[.J9])/2)" office:value-type="percentage" office:value="0.00338409475465318" calcext:value-type="percentage">
            <text:p>0.34%</text:p>
          </table:table-cell>
          <table:table-cell/>
          <table:table-cell table:number-columns-repeated="2" office:value-type="float" office:value="42.3" calcext:value-type="float">
            <text:p>42.3</text:p>
          </table:table-cell>
          <table:table-cell table:formula="of:=ABS([.N9]-[.M9])/(([.M9]+[.N9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23.9" calcext:value-type="float">
            <text:p>223.9</text:p>
          </table:table-cell>
          <table:table-cell office:value-type="float" office:value="228.3" calcext:value-type="float">
            <text:p>228.3</text:p>
          </table:table-cell>
          <table:table-cell table:style-name="ce1" table:formula="of:=ABS([.S9]-[.R9])/(([.R9]+[.S9])/2)" office:value-type="percentage" office:value="0.0194604157452455" calcext:value-type="percentage">
            <text:p>1.95%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1.9" calcext:value-type="float">
            <text:p>31.9</text:p>
          </table:table-cell>
          <table:table-cell table:formula="of:=ABS([.A10]-[.B10])/(([.A10]+[.B10])/2)" office:value-type="percentage" office:value="0.0126182965299684" calcext:value-type="percentage">
            <text:p>1.26%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float" office:value="80.6" calcext:value-type="float">
            <text:p>80.6</text:p>
          </table:table-cell>
          <table:table-cell table:formula="of:=ABS([.E10]-[.F10])/(([.E10]+[.F10])/2)" office:value-type="percentage" office:value="0.0417986067131095" calcext:value-type="percentage">
            <text:p>4.18%</text:p>
          </table:table-cell>
          <table:table-cell/>
          <table:table-cell office:value-type="float" office:value="69.1" calcext:value-type="float">
            <text:p>69.1</text:p>
          </table:table-cell>
          <table:table-cell office:value-type="float" office:value="68.9" calcext:value-type="float">
            <text:p>68.9</text:p>
          </table:table-cell>
          <table:table-cell table:formula="of:=ABS([.I10]-[.J10])/(([.I10]+[.J10])/2)" office:value-type="percentage" office:value="0.00289855072463752" calcext:value-type="percentage">
            <text:p>0.29%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N10]-[.M10])/(([.M10]+[.N10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22.6" calcext:value-type="float">
            <text:p>222.6</text:p>
          </table:table-cell>
          <table:table-cell office:value-type="float" office:value="226.3" calcext:value-type="float">
            <text:p>226.3</text:p>
          </table:table-cell>
          <table:table-cell table:style-name="ce1" table:formula="of:=ABS([.S10]-[.R10])/(([.R10]+[.S10])/2)" office:value-type="percentage" office:value="0.016484740476721" calcext:value-type="percentage">
            <text:p>1.65%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33" calcext:value-type="float">
            <text:p>33</text:p>
          </table:table-cell>
          <table:table-cell table:formula="of:=ABS([.A11]-[.B11])/(([.A11]+[.B11])/2)" office:value-type="percentage" office:value="0.00302571860816948" calcext:value-type="percentage">
            <text:p>0.30%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80.6" calcext:value-type="float">
            <text:p>80.6</text:p>
          </table:table-cell>
          <table:table-cell table:formula="of:=ABS([.E11]-[.F11])/(([.E11]+[.F11])/2)" office:value-type="percentage" office:value="0.0111042566317089" calcext:value-type="percentage">
            <text:p>1.11%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68.9" calcext:value-type="float">
            <text:p>68.9</text:p>
          </table:table-cell>
          <table:table-cell table:formula="of:=ABS([.I11]-[.J11])/(([.I11]+[.J11])/2)" office:value-type="percentage" office:value="0.147849462365591" calcext:value-type="percentage">
            <text:p>14.78%</text:p>
          </table:table-cell>
          <table:table-cell/>
          <table:table-cell office:value-type="float" office:value="46.3" calcext:value-type="float">
            <text:p>46.3</text:p>
          </table:table-cell>
          <table:table-cell office:value-type="float" office:value="50" calcext:value-type="float">
            <text:p>50</text:p>
          </table:table-cell>
          <table:table-cell table:formula="of:=ABS([.N11]-[.M11])/(([.M11]+[.N11])/2)" office:value-type="percentage" office:value="0.0768431983385255" calcext:value-type="percentage">
            <text:p>7.68%</text:p>
          </table:table-cell>
          <table:table-cell table:number-columns-repeated="2"/>
          <table:table-cell office:value-type="float" office:value="217.7" calcext:value-type="float">
            <text:p>217.7</text:p>
          </table:table-cell>
          <table:table-cell office:value-type="float" office:value="224.4" calcext:value-type="float">
            <text:p>224.4</text:p>
          </table:table-cell>
          <table:table-cell table:style-name="ce1" table:formula="of:=ABS([.S11]-[.R11])/(([.R11]+[.S11])/2)" office:value-type="percentage" office:value="0.0303098846414839" calcext:value-type="percentage">
            <text:p>3.03%</text:p>
          </table:table-cell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82.9" calcext:value-type="float">
            <text:p>82.9</text:p>
          </table:table-cell>
          <table:table-cell table:formula="of:=ABS([.A12]-[.B12])/(([.A12]+[.B12])/2)" office:value-type="percentage" office:value="0.00240963855421673" calcext:value-type="percentage">
            <text:p>0.24%</text:p>
          </table:table-cell>
          <table:table-cell/>
          <table:table-cell office:value-type="float" office:value="83.4" calcext:value-type="float">
            <text:p>83.4</text:p>
          </table:table-cell>
          <table:table-cell office:value-type="float" office:value="82.8" calcext:value-type="float">
            <text:p>82.8</text:p>
          </table:table-cell>
          <table:table-cell table:formula="of:=ABS([.E12]-[.F12])/(([.E12]+[.F12])/2)" office:value-type="percentage" office:value="0.0072202166064983" calcext:value-type="percentage">
            <text:p>0.72%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6.5" calcext:value-type="float">
            <text:p>56.5</text:p>
          </table:table-cell>
          <table:table-cell table:formula="of:=ABS([.I12]-[.J12])/(([.I12]+[.J12])/2)" office:value-type="percentage" office:value="0.00881057268722467" calcext:value-type="percentage">
            <text:p>0.88%</text:p>
          </table:table-cell>
          <table:table-cell/>
          <table:table-cell table:number-columns-repeated="2" office:value-type="float" office:value="37.8" calcext:value-type="float">
            <text:p>37.8</text:p>
          </table:table-cell>
          <table:table-cell table:formula="of:=ABS([.N12]-[.M12])/(([.M12]+[.N12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15.8" calcext:value-type="float">
            <text:p>215.8</text:p>
          </table:table-cell>
          <table:table-cell office:value-type="float" office:value="214.8" calcext:value-type="float">
            <text:p>214.8</text:p>
          </table:table-cell>
          <table:table-cell table:style-name="ce1" table:formula="of:=ABS([.S12]-[.R12])/(([.R12]+[.S12])/2)" office:value-type="percentage" office:value="0.00464468183929401" calcext:value-type="percentage">
            <text:p>0.46%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60.1" calcext:value-type="float">
            <text:p>60.1</text:p>
          </table:table-cell>
          <table:table-cell table:formula="of:=ABS([.A13]-[.B13])/(([.A13]+[.B13])/2)" office:value-type="percentage" office:value="0.00663349917081258" calcext:value-type="percentage">
            <text:p>0.66%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8" calcext:value-type="float">
            <text:p>99.8</text:p>
          </table:table-cell>
          <table:table-cell table:formula="of:=ABS([.E13]-[.F13])/(([.E13]+[.F13])/2)" office:value-type="percentage" office:value="0.0182002022244691" calcext:value-type="percentage">
            <text:p>1.82%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87.3" calcext:value-type="float">
            <text:p>87.3</text:p>
          </table:table-cell>
          <table:table-cell table:formula="of:=ABS([.I13]-[.J13])/(([.I13]+[.J13])/2)" office:value-type="percentage" office:value="0.00228832951945083" calcext:value-type="percentage">
            <text:p>0.23%</text:p>
          </table:table-cell>
          <table:table-cell/>
          <table:table-cell table:number-columns-repeated="2" office:value-type="float" office:value="37.8" calcext:value-type="float">
            <text:p>37.8</text:p>
          </table:table-cell>
          <table:table-cell table:formula="of:=ABS([.N13]-[.M13])/(([.M13]+[.N13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13.7" calcext:value-type="float">
            <text:p>213.7</text:p>
          </table:table-cell>
          <table:table-cell office:value-type="float" office:value="215.1" calcext:value-type="float">
            <text:p>215.1</text:p>
          </table:table-cell>
          <table:table-cell table:style-name="ce1" table:formula="of:=ABS([.S13]-[.R13])/(([.R13]+[.S13])/2)" office:value-type="percentage" office:value="0.00652985074626868" calcext:value-type="percentage">
            <text:p>0.65%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60.1" calcext:value-type="float">
            <text:p>60.1</text:p>
          </table:table-cell>
          <table:table-cell table:formula="of:=ABS([.A14]-[.B14])/(([.A14]+[.B14])/2)" office:value-type="percentage" office:value="0.00332225913621255" calcext:value-type="percentage">
            <text:p>0.33%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96.6" calcext:value-type="float">
            <text:p>96.6</text:p>
          </table:table-cell>
          <table:table-cell table:formula="of:=ABS([.E14]-[.F14])/(([.E14]+[.F14])/2)" office:value-type="percentage" office:value="0.0412044374009508" calcext:value-type="percentage">
            <text:p>4.12%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float" office:value="84.3" calcext:value-type="float">
            <text:p>84.3</text:p>
          </table:table-cell>
          <table:table-cell table:formula="of:=ABS([.I14]-[.J14])/(([.I14]+[.J14])/2)" office:value-type="percentage" office:value="0.00237529691211405" calcext:value-type="percentage">
            <text:p>0.24%</text:p>
          </table:table-cell>
          <table:table-cell/>
          <table:table-cell table:number-columns-repeated="2" office:value-type="float" office:value="42.3" calcext:value-type="float">
            <text:p>42.3</text:p>
          </table:table-cell>
          <table:table-cell table:formula="of:=ABS([.N14]-[.M14])/(([.M14]+[.N14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15.9" calcext:value-type="float">
            <text:p>215.9</text:p>
          </table:table-cell>
          <table:table-cell table:style-name="ce1" table:formula="of:=ABS([.S14]-[.R14])/(([.R14]+[.S14])/2)" office:value-type="percentage" office:value="0.0182285580743165" calcext:value-type="percentage">
            <text:p>1.82%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5.4" calcext:value-type="float">
            <text:p>35.4</text:p>
          </table:table-cell>
          <table:table-cell table:formula="of:=ABS([.A15]-[.B15])/(([.A15]+[.B15])/2)" office:value-type="percentage" office:value="0.0140252454417952" calcext:value-type="percentage">
            <text:p>1.40%</text:p>
          </table:table-cell>
          <table:table-cell/>
          <table:table-cell office:value-type="float" office:value="85.8" calcext:value-type="float">
            <text:p>85.8</text:p>
          </table:table-cell>
          <table:table-cell office:value-type="float" office:value="90.8" calcext:value-type="float">
            <text:p>90.8</text:p>
          </table:table-cell>
          <table:table-cell table:formula="of:=ABS([.E15]-[.F15])/(([.E15]+[.F15])/2)" office:value-type="percentage" office:value="0.0566251415628539" calcext:value-type="percentage">
            <text:p>5.66%</text:p>
          </table:table-cell>
          <table:table-cell/>
          <table:table-cell office:value-type="float" office:value="74.2" calcext:value-type="float">
            <text:p>74.2</text:p>
          </table:table-cell>
          <table:table-cell office:value-type="float" office:value="73.9" calcext:value-type="float">
            <text:p>73.9</text:p>
          </table:table-cell>
          <table:table-cell table:formula="of:=ABS([.I15]-[.J15])/(([.I15]+[.J15])/2)" office:value-type="percentage" office:value="0.00405131667792029" calcext:value-type="percentage">
            <text:p>0.41%</text:p>
          </table:table-cell>
          <table:table-cell/>
          <table:table-cell table:number-columns-repeated="2" office:value-type="float" office:value="73.2" calcext:value-type="float">
            <text:p>73.2</text:p>
          </table:table-cell>
          <table:table-cell table:formula="of:=ABS([.N15]-[.M15])/(([.M15]+[.N15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09.7" calcext:value-type="float">
            <text:p>209.7</text:p>
          </table:table-cell>
          <table:table-cell office:value-type="float" office:value="214.1" calcext:value-type="float">
            <text:p>214.1</text:p>
          </table:table-cell>
          <table:table-cell table:style-name="ce1" table:formula="of:=ABS([.S15]-[.R15])/(([.R15]+[.S15])/2)" office:value-type="percentage" office:value="0.0207645115620576" calcext:value-type="percentage">
            <text:p>2.08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.6" calcext:value-type="float">
            <text:p>45.6</text:p>
          </table:table-cell>
          <table:table-cell table:formula="of:=ABS([.A16]-[.B16])/(([.A16]+[.B16])/2)" office:value-type="percentage" office:value="0.0132450331125828" calcext:value-type="percentage">
            <text:p>1.32%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2.4" calcext:value-type="float">
            <text:p>92.4</text:p>
          </table:table-cell>
          <table:table-cell table:formula="of:=ABS([.E16]-[.F16])/(([.E16]+[.F16])/2)" office:value-type="percentage" office:value="0.0602006688963211" calcext:value-type="percentage">
            <text:p>6.02%</text:p>
          </table:table-cell>
          <table:table-cell/>
          <table:table-cell office:value-type="float" office:value="82.6" calcext:value-type="float">
            <text:p>82.6</text:p>
          </table:table-cell>
          <table:table-cell office:value-type="float" office:value="82.5" calcext:value-type="float">
            <text:p>82.5</text:p>
          </table:table-cell>
          <table:table-cell table:formula="of:=ABS([.I16]-[.J16])/(([.I16]+[.J16])/2)" office:value-type="percentage" office:value="0.00121138703815862" calcext:value-type="percentage">
            <text:p>0.12%</text:p>
          </table:table-cell>
          <table:table-cell/>
          <table:table-cell table:number-columns-repeated="2" office:value-type="float" office:value="59.8" calcext:value-type="float">
            <text:p>59.8</text:p>
          </table:table-cell>
          <table:table-cell table:formula="of:=ABS([.N16]-[.M16])/(([.M16]+[.N16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08.3" calcext:value-type="float">
            <text:p>208.3</text:p>
          </table:table-cell>
          <table:table-cell office:value-type="float" office:value="214.3" calcext:value-type="float">
            <text:p>214.3</text:p>
          </table:table-cell>
          <table:table-cell table:style-name="ce1" table:formula="of:=ABS([.S16]-[.R16])/(([.R16]+[.S16])/2)" office:value-type="percentage" office:value="0.0283956460009465" calcext:value-type="percentage">
            <text:p>2.84%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87.9" calcext:value-type="float">
            <text:p>87.9</text:p>
          </table:table-cell>
          <table:table-cell table:formula="of:=ABS([.A17]-[.B17])/(([.A17]+[.B17])/2)" office:value-type="percentage" office:value="0.00340715502555363" calcext:value-type="percentage">
            <text:p>0.34%</text:p>
          </table:table-cell>
          <table:table-cell/>
          <table:table-cell office:value-type="float" office:value="80.3" calcext:value-type="float">
            <text:p>80.3</text:p>
          </table:table-cell>
          <table:table-cell office:value-type="float" office:value="80.7" calcext:value-type="float">
            <text:p>80.7</text:p>
          </table:table-cell>
          <table:table-cell table:formula="of:=ABS([.E17]-[.F17])/(([.E17]+[.F17])/2)" office:value-type="percentage" office:value="0.00496894409937895" calcext:value-type="percentage">
            <text:p>0.50%</text:p>
          </table:table-cell>
          <table:table-cell/>
          <table:table-cell office:value-type="float" office:value="59.3" calcext:value-type="float">
            <text:p>59.3</text:p>
          </table:table-cell>
          <table:table-cell office:value-type="float" office:value="59.2" calcext:value-type="float">
            <text:p>59.2</text:p>
          </table:table-cell>
          <table:table-cell table:formula="of:=ABS([.I17]-[.J17])/(([.I17]+[.J17])/2)" office:value-type="percentage" office:value="0.00168776371308007" calcext:value-type="percentage">
            <text:p>0.17%</text:p>
          </table:table-cell>
          <table:table-cell/>
          <table:table-cell table:number-columns-repeated="2" office:value-type="float" office:value="26.7" calcext:value-type="float">
            <text:p>26.7</text:p>
          </table:table-cell>
          <table:table-cell table:formula="of:=ABS([.N17]-[.M17])/(([.M17]+[.N17])/2)" office:value-type="percentage" office:value="0" calcext:value-type="percentage">
            <text:p>0.00%</text:p>
          </table:table-cell>
          <table:table-cell table:number-columns-repeated="2"/>
          <table:table-cell table:number-columns-repeated="2" office:value-type="float" office:value="207.1" calcext:value-type="float">
            <text:p>207.1</text:p>
          </table:table-cell>
          <table:table-cell table:style-name="ce1" table:formula="of:=ABS([.S17]-[.R17])/(([.R17]+[.S17])/2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82.4" calcext:value-type="float">
            <text:p>82.4</text:p>
          </table:table-cell>
          <table:table-cell table:formula="of:=ABS([.A18]-[.B18])/(([.A18]+[.B18])/2)" office:value-type="percentage" office:value="0.00121285627653116" calcext:value-type="percentage">
            <text:p>0.12%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5.6" calcext:value-type="float">
            <text:p>75.6</text:p>
          </table:table-cell>
          <table:table-cell table:formula="of:=ABS([.E18]-[.F18])/(([.E18]+[.F18])/2)" office:value-type="percentage" office:value="0.00796812749003977" calcext:value-type="percentage">
            <text:p>0.80%</text:p>
          </table:table-cell>
          <table:table-cell/>
          <table:table-cell office:value-type="float" office:value="61.6" calcext:value-type="float">
            <text:p>61.6</text:p>
          </table:table-cell>
          <table:table-cell office:value-type="float" office:value="61.8" calcext:value-type="float">
            <text:p>61.8</text:p>
          </table:table-cell>
          <table:table-cell table:formula="of:=ABS([.I18]-[.J18])/(([.I18]+[.J18])/2)" office:value-type="percentage" office:value="0.00324149108589944" calcext:value-type="percentage">
            <text:p>0.32%</text:p>
          </table:table-cell>
          <table:table-cell/>
          <table:table-cell table:number-columns-repeated="2" office:value-type="float" office:value="32.7" calcext:value-type="float">
            <text:p>32.7</text:p>
          </table:table-cell>
          <table:table-cell table:formula="of:=ABS([.N18]-[.M18])/(([.M18]+[.N18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02.5" calcext:value-type="float">
            <text:p>202.5</text:p>
          </table:table-cell>
          <table:table-cell office:value-type="float" office:value="203.1" calcext:value-type="float">
            <text:p>203.1</text:p>
          </table:table-cell>
          <table:table-cell table:style-name="ce1" table:formula="of:=ABS([.S18]-[.R18])/(([.R18]+[.S18])/2)" office:value-type="percentage" office:value="0.00295857988165678" calcext:value-type="percentage">
            <text:p>0.30%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44.5" calcext:value-type="float">
            <text:p>44.5</text:p>
          </table:table-cell>
          <table:table-cell table:formula="of:=ABS([.A19]-[.B19])/(([.A19]+[.B19])/2)" office:value-type="percentage" office:value="0.0204313280363223" calcext:value-type="percentage">
            <text:p>2.04%</text:p>
          </table:table-cell>
          <table:table-cell/>
          <table:table-cell office:value-type="float" office:value="82.7" calcext:value-type="float">
            <text:p>82.7</text:p>
          </table:table-cell>
          <table:table-cell office:value-type="float" office:value="86.1" calcext:value-type="float">
            <text:p>86.1</text:p>
          </table:table-cell>
          <table:table-cell table:formula="of:=ABS([.E19]-[.F19])/(([.E19]+[.F19])/2)" office:value-type="percentage" office:value="0.0402843601895734" calcext:value-type="percentage">
            <text:p>4.03%</text:p>
          </table:table-cell>
          <table:table-cell/>
          <table:table-cell office:value-type="float" office:value="76.6" calcext:value-type="float">
            <text:p>76.6</text:p>
          </table:table-cell>
          <table:table-cell office:value-type="float" office:value="75.3" calcext:value-type="float">
            <text:p>75.3</text:p>
          </table:table-cell>
          <table:table-cell table:formula="of:=ABS([.I19]-[.J19])/(([.I19]+[.J19])/2)" office:value-type="percentage" office:value="0.0171165240289664" calcext:value-type="percentage">
            <text:p>1.71%</text:p>
          </table:table-cell>
          <table:table-cell/>
          <table:table-cell table:number-columns-repeated="2" office:value-type="float" office:value="59.8" calcext:value-type="float">
            <text:p>59.8</text:p>
          </table:table-cell>
          <table:table-cell table:formula="of:=ABS([.N19]-[.M19])/(([.M19]+[.N19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01.4" calcext:value-type="float">
            <text:p>201.4</text:p>
          </table:table-cell>
          <table:table-cell office:value-type="float" office:value="205.4" calcext:value-type="float">
            <text:p>205.4</text:p>
          </table:table-cell>
          <table:table-cell table:style-name="ce1" table:formula="of:=ABS([.S19]-[.R19])/(([.R19]+[.S19])/2)" office:value-type="percentage" office:value="0.0196656833824975" calcext:value-type="percentage">
            <text:p>1.97%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7.3" calcext:value-type="float">
            <text:p>27.3</text:p>
          </table:table-cell>
          <table:table-cell table:formula="of:=ABS([.A20]-[.B20])/(([.A20]+[.B20])/2)" office:value-type="percentage" office:value="0.00365630712979882" calcext:value-type="percentage">
            <text:p>0.37%</text:p>
          </table:table-cell>
          <table:table-cell/>
          <table:table-cell office:value-type="float" office:value="90.7" calcext:value-type="float">
            <text:p>90.7</text:p>
          </table:table-cell>
          <table:table-cell office:value-type="float" office:value="95.1" calcext:value-type="float">
            <text:p>95.1</text:p>
          </table:table-cell>
          <table:table-cell table:formula="of:=ABS([.E20]-[.F20])/(([.E20]+[.F20])/2)" office:value-type="percentage" office:value="0.0473627556512378" calcext:value-type="percentage">
            <text:p>4.74%</text:p>
          </table:table-cell>
          <table:table-cell/>
          <table:table-cell office:value-type="float" office:value="69.8" calcext:value-type="float">
            <text:p>69.8</text:p>
          </table:table-cell>
          <table:table-cell office:value-type="float" office:value="69.6" calcext:value-type="float">
            <text:p>69.6</text:p>
          </table:table-cell>
          <table:table-cell table:formula="of:=ABS([.I20]-[.J20])/(([.I20]+[.J20])/2)" office:value-type="percentage" office:value="0.00286944045911051" calcext:value-type="percentage">
            <text:p>0.29%</text:p>
          </table:table-cell>
          <table:table-cell/>
          <table:table-cell table:number-columns-repeated="2" office:value-type="float" office:value="18.9" calcext:value-type="float">
            <text:p>18.9</text:p>
          </table:table-cell>
          <table:table-cell table:formula="of:=ABS([.N20]-[.M20])/(([.M20]+[.N20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05.2" calcext:value-type="float">
            <text:p>205.2</text:p>
          </table:table-cell>
          <table:table-cell table:style-name="ce1" table:formula="of:=ABS([.S20]-[.R20])/(([.R20]+[.S20])/2)" office:value-type="percentage" office:value="0.0206794682422451" calcext:value-type="percentage">
            <text:p>2.07%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41.8" calcext:value-type="float">
            <text:p>41.8</text:p>
          </table:table-cell>
          <table:table-cell table:formula="of:=ABS([.A21]-[.B21])/(([.A21]+[.B21])/2)" office:value-type="percentage" office:value="0.00239520958083819" calcext:value-type="percentage">
            <text:p>0.24%</text:p>
          </table:table-cell>
          <table:table-cell/>
          <table:table-cell office:value-type="float" office:value="74.6" calcext:value-type="float">
            <text:p>74.6</text:p>
          </table:table-cell>
          <table:table-cell office:value-type="float" office:value="76.8" calcext:value-type="float">
            <text:p>76.8</text:p>
          </table:table-cell>
          <table:table-cell table:formula="of:=ABS([.E21]-[.F21])/(([.E21]+[.F21])/2)" office:value-type="percentage" office:value="0.0290620871862616" calcext:value-type="percentage">
            <text:p>2.91%</text:p>
          </table:table-cell>
          <table:table-cell/>
          <table:table-cell office:value-type="float" office:value="81.7" calcext:value-type="float">
            <text:p>81.7</text:p>
          </table:table-cell>
          <table:table-cell office:value-type="float" office:value="66.6" calcext:value-type="float">
            <text:p>66.6</text:p>
          </table:table-cell>
          <table:table-cell table:formula="of:=ABS([.I21]-[.J21])/(([.I21]+[.J21])/2)" office:value-type="percentage" office:value="0.203641267700607" calcext:value-type="percentage">
            <text:p>20.36%</text:p>
          </table:table-cell>
          <table:table-cell/>
          <table:table-cell office:value-type="float" office:value="68.1" calcext:value-type="float">
            <text:p>68.1</text:p>
          </table:table-cell>
          <table:table-cell office:value-type="float" office:value="62.7" calcext:value-type="float">
            <text:p>62.7</text:p>
          </table:table-cell>
          <table:table-cell table:formula="of:=ABS([.N21]-[.M21])/(([.M21]+[.N21])/2)" office:value-type="percentage" office:value="0.0825688073394494" calcext:value-type="percentage">
            <text:p>8.26%</text:p>
          </table:table-cell>
          <table:table-cell table:number-columns-repeated="2"/>
          <table:table-cell office:value-type="float" office:value="200.8" calcext:value-type="float">
            <text:p>200.8</text:p>
          </table:table-cell>
          <table:table-cell office:value-type="float" office:value="203.4" calcext:value-type="float">
            <text:p>203.4</text:p>
          </table:table-cell>
          <table:table-cell table:style-name="ce1" table:formula="of:=ABS([.S21]-[.R21])/(([.R21]+[.S21])/2)" office:value-type="percentage" office:value="0.0128649183572489" calcext:value-type="percentage">
            <text:p>1.29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ABS([.A22]-[.B22])/(([.A22]+[.B22])/2)" office:value-type="percentage" office:value="0.0487804878048781" calcext:value-type="percentage">
            <text:p>4.88%</text:p>
          </table:table-cell>
          <table:table-cell/>
          <table:table-cell office:value-type="float" office:value="81.1" calcext:value-type="float">
            <text:p>81.1</text:p>
          </table:table-cell>
          <table:table-cell office:value-type="float" office:value="81.5" calcext:value-type="float">
            <text:p>81.5</text:p>
          </table:table-cell>
          <table:table-cell table:formula="of:=ABS([.E22]-[.F22])/(([.E22]+[.F22])/2)" office:value-type="percentage" office:value="0.00492004920049208" calcext:value-type="percentage">
            <text:p>0.49%</text:p>
          </table:table-cell>
          <table:table-cell/>
          <table:table-cell office:value-type="float" office:value="68.4" calcext:value-type="float">
            <text:p>68.4</text:p>
          </table:table-cell>
          <table:table-cell office:value-type="float" office:value="68.9" calcext:value-type="float">
            <text:p>68.9</text:p>
          </table:table-cell>
          <table:table-cell table:formula="of:=ABS([.I22]-[.J22])/(([.I22]+[.J22])/2)" office:value-type="percentage" office:value="0.00728332119446467" calcext:value-type="percentage">
            <text:p>0.73%</text:p>
          </table:table-cell>
          <table:table-cell/>
          <table:table-cell table:number-columns-repeated="2" office:value-type="float" office:value="65.5" calcext:value-type="float">
            <text:p>65.5</text:p>
          </table:table-cell>
          <table:table-cell table:formula="of:=ABS([.N22]-[.M22])/(([.M22]+[.N22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00.2" calcext:value-type="float">
            <text:p>200.2</text:p>
          </table:table-cell>
          <table:table-cell office:value-type="float" office:value="202.7" calcext:value-type="float">
            <text:p>202.7</text:p>
          </table:table-cell>
          <table:table-cell table:style-name="ce1" table:formula="of:=ABS([.S22]-[.R22])/(([.R22]+[.S22])/2)" office:value-type="percentage" office:value="0.0124100273020601" calcext:value-type="percentage">
            <text:p>1.24%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53" calcext:value-type="float">
            <text:p>53</text:p>
          </table:table-cell>
          <table:table-cell table:formula="of:=ABS([.A23]-[.B23])/(([.A23]+[.B23])/2)" office:value-type="percentage" office:value="0.00188501413760606" calcext:value-type="percentage">
            <text:p>0.19%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85.8" calcext:value-type="float">
            <text:p>85.8</text:p>
          </table:table-cell>
          <table:table-cell table:formula="of:=ABS([.E23]-[.F23])/(([.E23]+[.F23])/2)" office:value-type="percentage" office:value="0.0152671755725191" calcext:value-type="percentage">
            <text:p>1.53%</text:p>
          </table:table-cell>
          <table:table-cell/>
          <table:table-cell office:value-type="float" office:value="81.7" calcext:value-type="float">
            <text:p>81.7</text:p>
          </table:table-cell>
          <table:table-cell office:value-type="float" office:value="81.9" calcext:value-type="float">
            <text:p>81.9</text:p>
          </table:table-cell>
          <table:table-cell table:formula="of:=ABS([.I23]-[.J23])/(([.I23]+[.J23])/2)" office:value-type="percentage" office:value="0.00244498777506116" calcext:value-type="percentage">
            <text:p>0.24%</text:p>
          </table:table-cell>
          <table:table-cell/>
          <table:table-cell table:number-columns-repeated="2" office:value-type="float" office:value="46.3" calcext:value-type="float">
            <text:p>46.3</text:p>
          </table:table-cell>
          <table:table-cell table:formula="of:=ABS([.N23]-[.M23])/(([.M23]+[.N23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00.2" calcext:value-type="float">
            <text:p>200.2</text:p>
          </table:table-cell>
          <table:table-cell office:value-type="float" office:value="201.5" calcext:value-type="float">
            <text:p>201.5</text:p>
          </table:table-cell>
          <table:table-cell table:style-name="ce1" table:formula="of:=ABS([.S23]-[.R23])/(([.R23]+[.S23])/2)" office:value-type="percentage" office:value="0.00647249190938517" calcext:value-type="percentage">
            <text:p>0.65%</text:p>
          </table:table-cell>
        </table:table-row>
        <table:table-row table:style-name="ro1">
          <table:table-cell table:number-columns-repeated="2" office:value-type="float" office:value="47.1" calcext:value-type="float">
            <text:p>47.1</text:p>
          </table:table-cell>
          <table:table-cell table:formula="of:=ABS([.A24]-[.B24])/(([.A24]+[.B24])/2)" office:value-type="percentage" office:value="0" calcext:value-type="percentage">
            <text:p>0.00%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8.9" calcext:value-type="float">
            <text:p>88.9</text:p>
          </table:table-cell>
          <table:table-cell table:formula="of:=ABS([.E24]-[.F24])/(([.E24]+[.F24])/2)" office:value-type="percentage" office:value="0.0331618067467125" calcext:value-type="percentage">
            <text:p>3.32%</text:p>
          </table:table-cell>
          <table:table-cell/>
          <table:table-cell office:value-type="float" office:value="67.7" calcext:value-type="float">
            <text:p>67.7</text:p>
          </table:table-cell>
          <table:table-cell office:value-type="float" office:value="68.1" calcext:value-type="float">
            <text:p>68.1</text:p>
          </table:table-cell>
          <table:table-cell table:formula="of:=ABS([.I24]-[.J24])/(([.I24]+[.J24])/2)" office:value-type="percentage" office:value="0.00589101620029443" calcext:value-type="percentage">
            <text:p>0.59%</text:p>
          </table:table-cell>
          <table:table-cell/>
          <table:table-cell table:number-columns-repeated="2" office:value-type="float" office:value="53.5" calcext:value-type="float">
            <text:p>53.5</text:p>
          </table:table-cell>
          <table:table-cell table:formula="of:=ABS([.N24]-[.M24])/(([.M24]+[.N24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200.1" calcext:value-type="float">
            <text:p>200.1</text:p>
          </table:table-cell>
          <table:table-cell office:value-type="float" office:value="203.1" calcext:value-type="float">
            <text:p>203.1</text:p>
          </table:table-cell>
          <table:table-cell table:style-name="ce1" table:formula="of:=ABS([.S24]-[.R24])/(([.R24]+[.S24])/2)" office:value-type="percentage" office:value="0.0148809523809524" calcext:value-type="percentage">
            <text:p>1.49%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50.8" calcext:value-type="float">
            <text:p>50.8</text:p>
          </table:table-cell>
          <table:table-cell table:formula="of:=ABS([.A25]-[.B25])/(([.A25]+[.B25])/2)" office:value-type="percentage" office:value="0.00196656833824978" calcext:value-type="percentage">
            <text:p>0.20%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.8" calcext:value-type="float">
            <text:p>76.8</text:p>
          </table:table-cell>
          <table:table-cell table:formula="of:=ABS([.E25]-[.F25])/(([.E25]+[.F25])/2)" office:value-type="percentage" office:value="0.0507343124165554" calcext:value-type="percentage">
            <text:p>5.07%</text:p>
          </table:table-cell>
          <table:table-cell/>
          <table:table-cell office:value-type="float" office:value="66.2" calcext:value-type="float">
            <text:p>66.2</text:p>
          </table:table-cell>
          <table:table-cell office:value-type="float" office:value="66.6" calcext:value-type="float">
            <text:p>66.6</text:p>
          </table:table-cell>
          <table:table-cell table:formula="of:=ABS([.I25]-[.J25])/(([.I25]+[.J25])/2)" office:value-type="percentage" office:value="0.00602409638554204" calcext:value-type="percentage">
            <text:p>0.60%</text:p>
          </table:table-cell>
          <table:table-cell/>
          <table:table-cell table:number-columns-repeated="2" office:value-type="float" office:value="62.7" calcext:value-type="float">
            <text:p>62.7</text:p>
          </table:table-cell>
          <table:table-cell table:formula="of:=ABS([.N25]-[.M25])/(([.M25]+[.N25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9.8" calcext:value-type="float">
            <text:p>199.8</text:p>
          </table:table-cell>
          <table:table-cell office:value-type="float" office:value="203.6" calcext:value-type="float">
            <text:p>203.6</text:p>
          </table:table-cell>
          <table:table-cell table:style-name="ce1" table:formula="of:=ABS([.S25]-[.R25])/(([.R25]+[.S25])/2)" office:value-type="percentage" office:value="0.0188398611799702" calcext:value-type="percentage">
            <text:p>1.88%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76.7" calcext:value-type="float">
            <text:p>76.7</text:p>
          </table:table-cell>
          <table:table-cell table:formula="of:=ABS([.A26]-[.B26])/(([.A26]+[.B26])/2)" office:value-type="percentage" office:value="0.00520156046814033" calcext:value-type="percentage">
            <text:p>0.52%</text:p>
          </table:table-cell>
          <table:table-cell/>
          <table:table-cell office:value-type="float" office:value="72.7" calcext:value-type="float">
            <text:p>72.7</text:p>
          </table:table-cell>
          <table:table-cell office:value-type="float" office:value="73" calcext:value-type="float">
            <text:p>73</text:p>
          </table:table-cell>
          <table:table-cell table:formula="of:=ABS([.E26]-[.F26])/(([.E26]+[.F26])/2)" office:value-type="percentage" office:value="0.00411805078929303" calcext:value-type="percentage">
            <text:p>0.41%</text:p>
          </table:table-cell>
          <table:table-cell/>
          <table:table-cell office:value-type="float" office:value="60.2" calcext:value-type="float">
            <text:p>60.2</text:p>
          </table:table-cell>
          <table:table-cell office:value-type="float" office:value="60.1" calcext:value-type="float">
            <text:p>60.1</text:p>
          </table:table-cell>
          <table:table-cell table:formula="of:=ABS([.I26]-[.J26])/(([.I26]+[.J26])/2)" office:value-type="percentage" office:value="0.00166251039068997" calcext:value-type="percentage">
            <text:p>0.17%</text:p>
          </table:table-cell>
          <table:table-cell/>
          <table:table-cell table:number-columns-repeated="2" office:value-type="float" office:value="37.8" calcext:value-type="float">
            <text:p>37.8</text:p>
          </table:table-cell>
          <table:table-cell table:formula="of:=ABS([.N26]-[.M26])/(([.M26]+[.N26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9.7" calcext:value-type="float">
            <text:p>199.7</text:p>
          </table:table-cell>
          <table:table-cell office:value-type="float" office:value="199.5" calcext:value-type="float">
            <text:p>199.5</text:p>
          </table:table-cell>
          <table:table-cell table:style-name="ce1" table:formula="of:=ABS([.S26]-[.R26])/(([.R26]+[.S26])/2)" office:value-type="percentage" office:value="0.00100200400801598" calcext:value-type="percentage">
            <text:p>0.10%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77.9" calcext:value-type="float">
            <text:p>77.9</text:p>
          </table:table-cell>
          <table:table-cell table:formula="of:=ABS([.A27]-[.B27])/(([.A27]+[.B27])/2)" office:value-type="percentage" office:value="0.00256410256410242" calcext:value-type="percentage">
            <text:p>0.26%</text:p>
          </table:table-cell>
          <table:table-cell/>
          <table:table-cell office:value-type="float" office:value="77.1" calcext:value-type="float">
            <text:p>77.1</text:p>
          </table:table-cell>
          <table:table-cell office:value-type="float" office:value="77.6" calcext:value-type="float">
            <text:p>77.6</text:p>
          </table:table-cell>
          <table:table-cell table:formula="of:=ABS([.E27]-[.F27])/(([.E27]+[.F27])/2)" office:value-type="percentage" office:value="0.00646412411118294" calcext:value-type="percentage">
            <text:p>0.65%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56.5" calcext:value-type="float">
            <text:p>56.5</text:p>
          </table:table-cell>
          <table:table-cell table:formula="of:=ABS([.I27]-[.J27])/(([.I27]+[.J27])/2)" office:value-type="percentage" office:value="0.0140597539543058" calcext:value-type="percentage">
            <text:p>1.41%</text:p>
          </table:table-cell>
          <table:table-cell/>
          <table:table-cell table:number-columns-repeated="2" office:value-type="float" office:value="32.7" calcext:value-type="float">
            <text:p>32.7</text:p>
          </table:table-cell>
          <table:table-cell table:formula="of:=ABS([.N27]-[.M27])/(([.M27]+[.N27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9.3" calcext:value-type="float">
            <text:p>199.3</text:p>
          </table:table-cell>
          <table:table-cell office:value-type="float" office:value="199.6" calcext:value-type="float">
            <text:p>199.6</text:p>
          </table:table-cell>
          <table:table-cell table:style-name="ce1" table:formula="of:=ABS([.S27]-[.R27])/(([.R27]+[.S27])/2)" office:value-type="percentage" office:value="0.00150413637503125" calcext:value-type="percentage">
            <text:p>0.15%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formula="of:=ABS([.A28]-[.B28])/(([.A28]+[.B28])/2)" office:value-type="percentage" office:value="0" calcext:value-type="percentage">
            <text:p>0.00%</text:p>
          </table:table-cell>
          <table:table-cell/>
          <table:table-cell office:value-type="float" office:value="70.6" calcext:value-type="float">
            <text:p>70.6</text:p>
          </table:table-cell>
          <table:table-cell office:value-type="float" office:value="69.8" calcext:value-type="float">
            <text:p>69.8</text:p>
          </table:table-cell>
          <table:table-cell table:formula="of:=ABS([.E28]-[.F28])/(([.E28]+[.F28])/2)" office:value-type="percentage" office:value="0.0113960113960114" calcext:value-type="percentage">
            <text:p>1.14%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56.5" calcext:value-type="float">
            <text:p>56.5</text:p>
          </table:table-cell>
          <table:table-cell table:formula="of:=ABS([.I28]-[.J28])/(([.I28]+[.J28])/2)" office:value-type="percentage" office:value="0.0140597539543058" calcext:value-type="percentage">
            <text:p>1.41%</text:p>
          </table:table-cell>
          <table:table-cell/>
          <table:table-cell table:number-columns-repeated="2" office:value-type="float" office:value="26.7" calcext:value-type="float">
            <text:p>26.7</text:p>
          </table:table-cell>
          <table:table-cell table:formula="of:=ABS([.N28]-[.M28])/(([.M28]+[.N28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8.8" calcext:value-type="float">
            <text:p>198.8</text:p>
          </table:table-cell>
          <table:table-cell office:value-type="float" office:value="197.8" calcext:value-type="float">
            <text:p>197.8</text:p>
          </table:table-cell>
          <table:table-cell table:style-name="ce1" table:formula="of:=ABS([.S28]-[.R28])/(([.R28]+[.S28])/2)" office:value-type="percentage" office:value="0.00504286434694907" calcext:value-type="percentage">
            <text:p>0.50%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52.3" calcext:value-type="float">
            <text:p>52.3</text:p>
          </table:table-cell>
          <table:table-cell table:formula="of:=ABS([.A29]-[.B29])/(([.A29]+[.B29])/2)" office:value-type="percentage" office:value="0.00381679389312983" calcext:value-type="percentage">
            <text:p>0.38%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float" office:value="88.1" calcext:value-type="float">
            <text:p>88.1</text:p>
          </table:table-cell>
          <table:table-cell table:formula="of:=ABS([.E29]-[.F29])/(([.E29]+[.F29])/2)" office:value-type="percentage" office:value="0.0608187134502923" calcext:value-type="percentage">
            <text:p>6.08%</text:p>
          </table:table-cell>
          <table:table-cell/>
          <table:table-cell office:value-type="float" office:value="82.1" calcext:value-type="float">
            <text:p>82.1</text:p>
          </table:table-cell>
          <table:table-cell office:value-type="float" office:value="82.5" calcext:value-type="float">
            <text:p>82.5</text:p>
          </table:table-cell>
          <table:table-cell table:formula="of:=ABS([.I29]-[.J29])/(([.I29]+[.J29])/2)" office:value-type="percentage" office:value="0.00486026731470238" calcext:value-type="percentage">
            <text:p>0.49%</text:p>
          </table:table-cell>
          <table:table-cell/>
          <table:table-cell table:number-columns-repeated="2" office:value-type="float" office:value="46.3" calcext:value-type="float">
            <text:p>46.3</text:p>
          </table:table-cell>
          <table:table-cell table:formula="of:=ABS([.N29]-[.M29])/(([.M29]+[.N29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203.2" calcext:value-type="float">
            <text:p>203.2</text:p>
          </table:table-cell>
          <table:table-cell table:style-name="ce1" table:formula="of:=ABS([.S29]-[.R29])/(([.R29]+[.S29])/2)" office:value-type="percentage" office:value="0.0259222333000996" calcext:value-type="percentage">
            <text:p>2.59%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7.6" calcext:value-type="float">
            <text:p>47.6</text:p>
          </table:table-cell>
          <table:table-cell table:formula="of:=ABS([.A30]-[.B30])/(([.A30]+[.B30])/2)" office:value-type="percentage" office:value="0.0673181324647123" calcext:value-type="percentage">
            <text:p>6.73%</text:p>
          </table:table-cell>
          <table:table-cell/>
          <table:table-cell office:value-type="float" office:value="83.3" calcext:value-type="float">
            <text:p>83.3</text:p>
          </table:table-cell>
          <table:table-cell office:value-type="float" office:value="84.5" calcext:value-type="float">
            <text:p>84.5</text:p>
          </table:table-cell>
          <table:table-cell table:formula="of:=ABS([.E30]-[.F30])/(([.E30]+[.F30])/2)" office:value-type="percentage" office:value="0.0143027413587605" calcext:value-type="percentage">
            <text:p>1.43%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2.5" calcext:value-type="float">
            <text:p>72.5</text:p>
          </table:table-cell>
          <table:table-cell table:formula="of:=ABS([.I30]-[.J30])/(([.I30]+[.J30])/2)" office:value-type="percentage" office:value="0.0209059233449477" calcext:value-type="percentage">
            <text:p>2.09%</text:p>
          </table:table-cell>
          <table:table-cell/>
          <table:table-cell table:number-columns-repeated="2" office:value-type="float" office:value="53.5" calcext:value-type="float">
            <text:p>53.5</text:p>
          </table:table-cell>
          <table:table-cell table:formula="of:=ABS([.N30]-[.M30])/(([.M30]+[.N30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5.4" calcext:value-type="float">
            <text:p>195.4</text:p>
          </table:table-cell>
          <table:table-cell office:value-type="float" office:value="200" calcext:value-type="float">
            <text:p>200</text:p>
          </table:table-cell>
          <table:table-cell table:style-name="ce1" table:formula="of:=ABS([.S30]-[.R30])/(([.R30]+[.S30])/2)" office:value-type="percentage" office:value="0.0232675771370763" calcext:value-type="percentage">
            <text:p>2.33%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6" calcext:value-type="float">
            <text:p>36</text:p>
          </table:table-cell>
          <table:table-cell table:formula="of:=ABS([.A31]-[.B31])/(([.A31]+[.B31])/2)" office:value-type="percentage" office:value="0.013986013986014" calcext:value-type="percentage">
            <text:p>1.40%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90.5" calcext:value-type="float">
            <text:p>90.5</text:p>
          </table:table-cell>
          <table:table-cell table:formula="of:=ABS([.E31]-[.F31])/(([.E31]+[.F31])/2)" office:value-type="percentage" office:value="0.0337078651685393" calcext:value-type="percentage">
            <text:p>3.37%</text:p>
          </table:table-cell>
          <table:table-cell/>
          <table:table-cell office:value-type="float" office:value="75.3" calcext:value-type="float">
            <text:p>75.3</text:p>
          </table:table-cell>
          <table:table-cell office:value-type="float" office:value="74.6" calcext:value-type="float">
            <text:p>74.6</text:p>
          </table:table-cell>
          <table:table-cell table:formula="of:=ABS([.I31]-[.J31])/(([.I31]+[.J31])/2)" office:value-type="percentage" office:value="0.00933955970647102" calcext:value-type="percentage">
            <text:p>0.93%</text:p>
          </table:table-cell>
          <table:table-cell/>
          <table:table-cell table:number-columns-repeated="2" office:value-type="float" office:value="56.7" calcext:value-type="float">
            <text:p>56.7</text:p>
          </table:table-cell>
          <table:table-cell table:formula="of:=ABS([.N31]-[.M31])/(([.M31]+[.N31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4.7" calcext:value-type="float">
            <text:p>194.7</text:p>
          </table:table-cell>
          <table:table-cell office:value-type="float" office:value="198.2" calcext:value-type="float">
            <text:p>198.2</text:p>
          </table:table-cell>
          <table:table-cell table:style-name="ce1" table:formula="of:=ABS([.S31]-[.R31])/(([.R31]+[.S31])/2)" office:value-type="percentage" office:value="0.0178162382285569" calcext:value-type="percentage">
            <text:p>1.78%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3.7" calcext:value-type="float">
            <text:p>33.7</text:p>
          </table:table-cell>
          <table:table-cell table:formula="of:=ABS([.A32]-[.B32])/(([.A32]+[.B32])/2)" office:value-type="percentage" office:value="0.00595238095238104" calcext:value-type="percentage">
            <text:p>0.60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E32]-[.F32])/(([.E32]+[.F32])/2)" office:value-type="percentage" office:value="0" calcext:value-type="percentage">
            <text:p>0.00%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89.7" calcext:value-type="float">
            <text:p>89.7</text:p>
          </table:table-cell>
          <table:table-cell table:formula="of:=ABS([.I32]-[.J32])/(([.I32]+[.J32])/2)" office:value-type="percentage" office:value="0.00223214285714289" calcext:value-type="percentage">
            <text:p>0.22%</text:p>
          </table:table-cell>
          <table:table-cell/>
          <table:table-cell table:number-columns-repeated="2" office:value-type="float" office:value="42.3" calcext:value-type="float">
            <text:p>42.3</text:p>
          </table:table-cell>
          <table:table-cell table:formula="of:=ABS([.N32]-[.M32])/(([.M32]+[.N32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3.7" calcext:value-type="float">
            <text:p>193.7</text:p>
          </table:table-cell>
          <table:table-cell office:value-type="float" office:value="198.4" calcext:value-type="float">
            <text:p>198.4</text:p>
          </table:table-cell>
          <table:table-cell table:style-name="ce1" table:formula="of:=ABS([.S32]-[.R32])/(([.R32]+[.S32])/2)" office:value-type="percentage" office:value="0.0239734761540424" calcext:value-type="percentage">
            <text:p>2.40%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40.7" calcext:value-type="float">
            <text:p>40.7</text:p>
          </table:table-cell>
          <table:table-cell table:formula="of:=ABS([.A33]-[.B33])/(([.A33]+[.B33])/2)" office:value-type="percentage" office:value="0.00739827373612834" calcext:value-type="percentage">
            <text:p>0.74%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75" calcext:value-type="float">
            <text:p>75</text:p>
          </table:table-cell>
          <table:table-cell table:formula="of:=ABS([.E33]-[.F33])/(([.E33]+[.F33])/2)" office:value-type="percentage" office:value="0.0283975659229208" calcext:value-type="percentage">
            <text:p>2.84%</text:p>
          </table:table-cell>
          <table:table-cell/>
          <table:table-cell office:value-type="float" office:value="68.6" calcext:value-type="float">
            <text:p>68.6</text:p>
          </table:table-cell>
          <table:table-cell office:value-type="float" office:value="68.1" calcext:value-type="float">
            <text:p>68.1</text:p>
          </table:table-cell>
          <table:table-cell table:formula="of:=ABS([.I33]-[.J33])/(([.I33]+[.J33])/2)" office:value-type="percentage" office:value="0.00731528895391368" calcext:value-type="percentage">
            <text:p>0.73%</text:p>
          </table:table-cell>
          <table:table-cell/>
          <table:table-cell table:number-columns-repeated="2" office:value-type="float" office:value="37.8" calcext:value-type="float">
            <text:p>37.8</text:p>
          </table:table-cell>
          <table:table-cell table:formula="of:=ABS([.N33]-[.M33])/(([.M33]+[.N33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3.6" calcext:value-type="float">
            <text:p>193.6</text:p>
          </table:table-cell>
          <table:table-cell office:value-type="float" office:value="196" calcext:value-type="float">
            <text:p>196</text:p>
          </table:table-cell>
          <table:table-cell table:style-name="ce1" table:formula="of:=ABS([.S33]-[.R33])/(([.R33]+[.S33])/2)" office:value-type="percentage" office:value="0.0123203285420945" calcext:value-type="percentage">
            <text:p>1.23%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42.5" calcext:value-type="float">
            <text:p>42.5</text:p>
          </table:table-cell>
          <table:table-cell table:formula="of:=ABS([.A34]-[.B34])/(([.A34]+[.B34])/2)" office:value-type="percentage" office:value="0.00471698113207554" calcext:value-type="percentage">
            <text:p>0.47%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79.1" calcext:value-type="float">
            <text:p>79.1</text:p>
          </table:table-cell>
          <table:table-cell table:formula="of:=ABS([.E34]-[.F34])/(([.E34]+[.F34])/2)" office:value-type="percentage" office:value="0.0598958333333333" calcext:value-type="percentage">
            <text:p>5.99%</text:p>
          </table:table-cell>
          <table:table-cell/>
          <table:table-cell office:value-type="float" office:value="69.8" calcext:value-type="float">
            <text:p>69.8</text:p>
          </table:table-cell>
          <table:table-cell office:value-type="float" office:value="68.9" calcext:value-type="float">
            <text:p>68.9</text:p>
          </table:table-cell>
          <table:table-cell table:formula="of:=ABS([.I34]-[.J34])/(([.I34]+[.J34])/2)" office:value-type="percentage" office:value="0.0129776496034606" calcext:value-type="percentage">
            <text:p>1.30%</text:p>
          </table:table-cell>
          <table:table-cell/>
          <table:table-cell table:number-columns-repeated="2" office:value-type="float" office:value="62.7" calcext:value-type="float">
            <text:p>62.7</text:p>
          </table:table-cell>
          <table:table-cell table:formula="of:=ABS([.N34]-[.M34])/(([.M34]+[.N34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3.5" calcext:value-type="float">
            <text:p>193.5</text:p>
          </table:table-cell>
          <table:table-cell office:value-type="float" office:value="198" calcext:value-type="float">
            <text:p>198</text:p>
          </table:table-cell>
          <table:table-cell table:style-name="ce1" table:formula="of:=ABS([.S34]-[.R34])/(([.R34]+[.S34])/2)" office:value-type="percentage" office:value="0.0229885057471264" calcext:value-type="percentage">
            <text:p>2.30%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41.6" calcext:value-type="float">
            <text:p>41.6</text:p>
          </table:table-cell>
          <table:table-cell table:formula="of:=ABS([.A35]-[.B35])/(([.A35]+[.B35])/2)" office:value-type="percentage" office:value="0.0120918984280532" calcext:value-type="percentage">
            <text:p>1.21%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78.1" calcext:value-type="float">
            <text:p>78.1</text:p>
          </table:table-cell>
          <table:table-cell table:formula="of:=ABS([.E35]-[.F35])/(([.E35]+[.F35])/2)" office:value-type="percentage" office:value="0.0378343118069144" calcext:value-type="percentage">
            <text:p>3.78%</text:p>
          </table:table-cell>
          <table:table-cell/>
          <table:table-cell office:value-type="float" office:value="71.4" calcext:value-type="float">
            <text:p>71.4</text:p>
          </table:table-cell>
          <table:table-cell office:value-type="float" office:value="71.1" calcext:value-type="float">
            <text:p>71.1</text:p>
          </table:table-cell>
          <table:table-cell table:formula="of:=ABS([.I35]-[.J35])/(([.I35]+[.J35])/2)" office:value-type="percentage" office:value="0.00421052631578963" calcext:value-type="percentage">
            <text:p>0.42%</text:p>
          </table:table-cell>
          <table:table-cell/>
          <table:table-cell table:number-columns-repeated="2" office:value-type="float" office:value="62.7" calcext:value-type="float">
            <text:p>62.7</text:p>
          </table:table-cell>
          <table:table-cell table:formula="of:=ABS([.N35]-[.M35])/(([.M35]+[.N35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3.3" calcext:value-type="float">
            <text:p>193.3</text:p>
          </table:table-cell>
          <table:table-cell office:value-type="float" office:value="196.5" calcext:value-type="float">
            <text:p>196.5</text:p>
          </table:table-cell>
          <table:table-cell table:style-name="ce1" table:formula="of:=ABS([.S35]-[.R35])/(([.R35]+[.S35])/2)" office:value-type="percentage" office:value="0.0164186762442277" calcext:value-type="percentage">
            <text:p>1.64%</text:p>
          </table:table-cell>
        </table:table-row>
        <table:table-row table:style-name="ro1">
          <table:table-cell table:number-columns-repeated="2" office:value-type="float" office:value="48.2" calcext:value-type="float">
            <text:p>48.2</text:p>
          </table:table-cell>
          <table:table-cell table:formula="of:=ABS([.A36]-[.B36])/(([.A36]+[.B36])/2)" office:value-type="percentage" office:value="0" calcext:value-type="percentage">
            <text:p>0.00%</text:p>
          </table:table-cell>
          <table:table-cell/>
          <table:table-cell office:value-type="float" office:value="78.1" calcext:value-type="float">
            <text:p>78.1</text:p>
          </table:table-cell>
          <table:table-cell office:value-type="float" office:value="78.2" calcext:value-type="float">
            <text:p>78.2</text:p>
          </table:table-cell>
          <table:table-cell table:formula="of:=ABS([.E36]-[.F36])/(([.E36]+[.F36])/2)" office:value-type="percentage" office:value="0.00127959053103018" calcext:value-type="percentage">
            <text:p>0.13%</text:p>
          </table:table-cell>
          <table:table-cell/>
          <table:table-cell office:value-type="float" office:value="81.3" calcext:value-type="float">
            <text:p>81.3</text:p>
          </table:table-cell>
          <table:table-cell office:value-type="float" office:value="81.2" calcext:value-type="float">
            <text:p>81.2</text:p>
          </table:table-cell>
          <table:table-cell table:formula="of:=ABS([.I36]-[.J36])/(([.I36]+[.J36])/2)" office:value-type="percentage" office:value="0.00123076923076916" calcext:value-type="percentage">
            <text:p>0.12%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N36]-[.M36])/(([.M36]+[.N36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2.6" calcext:value-type="float">
            <text:p>192.6</text:p>
          </table:table-cell>
          <table:table-cell office:value-type="float" office:value="192.7" calcext:value-type="float">
            <text:p>192.7</text:p>
          </table:table-cell>
          <table:table-cell table:style-name="ce1" table:formula="of:=ABS([.S36]-[.R36])/(([.R36]+[.S36])/2)" office:value-type="percentage" office:value="0.00051907604464051" calcext:value-type="percentage">
            <text:p>0.05%</text:p>
          </table:table-cell>
        </table:table-row>
        <table:table-row table:style-name="ro1">
          <table:table-cell table:number-columns-repeated="2" office:value-type="float" office:value="91.6" calcext:value-type="float">
            <text:p>91.6</text:p>
          </table:table-cell>
          <table:table-cell table:formula="of:=ABS([.A37]-[.B37])/(([.A37]+[.B37])/2)" office:value-type="percentage" office:value="0" calcext:value-type="percentage">
            <text:p>0.00%</text:p>
          </table:table-cell>
          <table:table-cell/>
          <table:table-cell office:value-type="float" office:value="71.8" calcext:value-type="float">
            <text:p>71.8</text:p>
          </table:table-cell>
          <table:table-cell office:value-type="float" office:value="70.5" calcext:value-type="float">
            <text:p>70.5</text:p>
          </table:table-cell>
          <table:table-cell table:formula="of:=ABS([.E37]-[.F37])/(([.E37]+[.F37])/2)" office:value-type="percentage" office:value="0.0182712579058327" calcext:value-type="percentage">
            <text:p>1.83%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50.8" calcext:value-type="float">
            <text:p>50.8</text:p>
          </table:table-cell>
          <table:table-cell table:formula="of:=ABS([.I37]-[.J37])/(([.I37]+[.J37])/2)" office:value-type="percentage" office:value="0.0136852394916912" calcext:value-type="percentage">
            <text:p>1.37%</text:p>
          </table:table-cell>
          <table:table-cell/>
          <table:table-cell table:number-columns-repeated="2" office:value-type="float" office:value="18.9" calcext:value-type="float">
            <text:p>18.9</text:p>
          </table:table-cell>
          <table:table-cell table:formula="of:=ABS([.N37]-[.M37])/(([.M37]+[.N37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2.6" calcext:value-type="float">
            <text:p>192.6</text:p>
          </table:table-cell>
          <table:table-cell office:value-type="float" office:value="191.1" calcext:value-type="float">
            <text:p>191.1</text:p>
          </table:table-cell>
          <table:table-cell table:style-name="ce1" table:formula="of:=ABS([.S37]-[.R37])/(([.R37]+[.S37])/2)" office:value-type="percentage" office:value="0.00781860828772478" calcext:value-type="percentage">
            <text:p>0.78%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53.5" calcext:value-type="float">
            <text:p>53.5</text:p>
          </table:table-cell>
          <table:table-cell table:formula="of:=ABS([.A38]-[.B38])/(([.A38]+[.B38])/2)" office:value-type="percentage" office:value="0.00562324273664474" calcext:value-type="percentage">
            <text:p>0.56%</text:p>
          </table:table-cell>
          <table:table-cell/>
          <table:table-cell office:value-type="float" office:value="89.4" calcext:value-type="float">
            <text:p>89.4</text:p>
          </table:table-cell>
          <table:table-cell office:value-type="float" office:value="90.7" calcext:value-type="float">
            <text:p>90.7</text:p>
          </table:table-cell>
          <table:table-cell table:formula="of:=ABS([.E38]-[.F38])/(([.E38]+[.F38])/2)" office:value-type="percentage" office:value="0.0144364242087729" calcext:value-type="percentage">
            <text:p>1.44%</text:p>
          </table:table-cell>
          <table:table-cell/>
          <table:table-cell office:value-type="float" office:value="83.4" calcext:value-type="float">
            <text:p>83.4</text:p>
          </table:table-cell>
          <table:table-cell office:value-type="float" office:value="83.1" calcext:value-type="float">
            <text:p>83.1</text:p>
          </table:table-cell>
          <table:table-cell table:formula="of:=ABS([.I38]-[.J38])/(([.I38]+[.J38])/2)" office:value-type="percentage" office:value="0.00360360360360374" calcext:value-type="percentage">
            <text:p>0.36%</text:p>
          </table:table-cell>
          <table:table-cell/>
          <table:table-cell table:number-columns-repeated="2" office:value-type="float" office:value="32.7" calcext:value-type="float">
            <text:p>32.7</text:p>
          </table:table-cell>
          <table:table-cell table:formula="of:=ABS([.N38]-[.M38])/(([.M38]+[.N38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193.5" calcext:value-type="float">
            <text:p>193.5</text:p>
          </table:table-cell>
          <table:table-cell table:style-name="ce1" table:formula="of:=ABS([.S38]-[.R38])/(([.R38]+[.S38])/2)" office:value-type="percentage" office:value="0.00778210116731518" calcext:value-type="percentage">
            <text:p>0.78%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41.5" calcext:value-type="float">
            <text:p>41.5</text:p>
          </table:table-cell>
          <table:table-cell table:formula="of:=ABS([.A39]-[.B39])/(([.A39]+[.B39])/2)" office:value-type="percentage" office:value="0.00725513905683185" calcext:value-type="percentage">
            <text:p>0.73%</text:p>
          </table:table-cell>
          <table:table-cell/>
          <table:table-cell office:value-type="float" office:value="95.1" calcext:value-type="float">
            <text:p>95.1</text:p>
          </table:table-cell>
          <table:table-cell office:value-type="float" office:value="100" calcext:value-type="float">
            <text:p>100</text:p>
          </table:table-cell>
          <table:table-cell table:formula="of:=ABS([.E39]-[.F39])/(([.E39]+[.F39])/2)" office:value-type="percentage" office:value="0.0502306509482317" calcext:value-type="percentage">
            <text:p>5.02%</text:p>
          </table:table-cell>
          <table:table-cell/>
          <table:table-cell office:value-type="float" office:value="83.8" calcext:value-type="float">
            <text:p>83.8</text:p>
          </table:table-cell>
          <table:table-cell office:value-type="float" office:value="83.7" calcext:value-type="float">
            <text:p>83.7</text:p>
          </table:table-cell>
          <table:table-cell table:formula="of:=ABS([.I39]-[.J39])/(([.I39]+[.J39])/2)" office:value-type="percentage" office:value="0.0011940298507462" calcext:value-type="percentage">
            <text:p>0.12%</text:p>
          </table:table-cell>
          <table:table-cell/>
          <table:table-cell table:number-columns-repeated="2" office:value-type="float" office:value="37.8" calcext:value-type="float">
            <text:p>37.8</text:p>
          </table:table-cell>
          <table:table-cell table:formula="of:=ABS([.N39]-[.M39])/(([.M39]+[.N39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0.9" calcext:value-type="float">
            <text:p>190.9</text:p>
          </table:table-cell>
          <table:table-cell office:value-type="float" office:value="196.1" calcext:value-type="float">
            <text:p>196.1</text:p>
          </table:table-cell>
          <table:table-cell table:style-name="ce1" table:formula="of:=ABS([.S39]-[.R39])/(([.R39]+[.S39])/2)" office:value-type="percentage" office:value="0.0268733850129198" calcext:value-type="percentage">
            <text:p>2.69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.1" calcext:value-type="float">
            <text:p>43.1</text:p>
          </table:table-cell>
          <table:table-cell table:formula="of:=ABS([.A40]-[.B40])/(([.A40]+[.B40])/2)" office:value-type="percentage" office:value="0.00232288037166089" calcext:value-type="percentage">
            <text:p>0.23%</text:p>
          </table:table-cell>
          <table:table-cell/>
          <table:table-cell office:value-type="float" office:value="91.4" calcext:value-type="float">
            <text:p>91.4</text:p>
          </table:table-cell>
          <table:table-cell office:value-type="float" office:value="94.2" calcext:value-type="float">
            <text:p>94.2</text:p>
          </table:table-cell>
          <table:table-cell table:formula="of:=ABS([.E40]-[.F40])/(([.E40]+[.F40])/2)" office:value-type="percentage" office:value="0.0301724137931034" calcext:value-type="percentage">
            <text:p>3.02%</text:p>
          </table:table-cell>
          <table:table-cell/>
          <table:table-cell office:value-type="float" office:value="68.6" calcext:value-type="float">
            <text:p>68.6</text:p>
          </table:table-cell>
          <table:table-cell office:value-type="float" office:value="68.9" calcext:value-type="float">
            <text:p>68.9</text:p>
          </table:table-cell>
          <table:table-cell table:formula="of:=ABS([.I40]-[.J40])/(([.I40]+[.J40])/2)" office:value-type="percentage" office:value="0.00436363636363653" calcext:value-type="percentage">
            <text:p>0.44%</text:p>
          </table:table-cell>
          <table:table-cell/>
          <table:table-cell table:number-columns-repeated="2" office:value-type="float" office:value="42.3" calcext:value-type="float">
            <text:p>42.3</text:p>
          </table:table-cell>
          <table:table-cell table:formula="of:=ABS([.N40]-[.M40])/(([.M40]+[.N40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90.4" calcext:value-type="float">
            <text:p>190.4</text:p>
          </table:table-cell>
          <table:table-cell office:value-type="float" office:value="193.4" calcext:value-type="float">
            <text:p>193.4</text:p>
          </table:table-cell>
          <table:table-cell table:style-name="ce1" table:formula="of:=ABS([.S40]-[.R40])/(([.R40]+[.S40])/2)" office:value-type="percentage" office:value="0.0156331422615946" calcext:value-type="percentage">
            <text:p>1.56%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76" calcext:value-type="float">
            <text:p>76</text:p>
          </table:table-cell>
          <table:table-cell table:formula="of:=ABS([.A41]-[.B41])/(([.A41]+[.B41])/2)" office:value-type="percentage" office:value="0.0736698499317873" calcext:value-type="percentage">
            <text:p>7.37%</text:p>
          </table:table-cell>
          <table:table-cell/>
          <table:table-cell office:value-type="float" office:value="75.8" calcext:value-type="float">
            <text:p>75.8</text:p>
          </table:table-cell>
          <table:table-cell office:value-type="float" office:value="75.6" calcext:value-type="float">
            <text:p>75.6</text:p>
          </table:table-cell>
          <table:table-cell table:formula="of:=ABS([.E41]-[.F41])/(([.E41]+[.F41])/2)" office:value-type="percentage" office:value="0.00264200792602382" calcext:value-type="percentage">
            <text:p>0.26%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52.8" calcext:value-type="float">
            <text:p>52.8</text:p>
          </table:table-cell>
          <table:table-cell table:formula="of:=ABS([.I41]-[.J41])/(([.I41]+[.J41])/2)" office:value-type="percentage" office:value="0.020618556701031" calcext:value-type="percentage">
            <text:p>2.06%</text:p>
          </table:table-cell>
          <table:table-cell/>
          <table:table-cell table:number-columns-repeated="2" office:value-type="float" office:value="32.7" calcext:value-type="float">
            <text:p>32.7</text:p>
          </table:table-cell>
          <table:table-cell table:formula="of:=ABS([.N41]-[.M41])/(([.M41]+[.N41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89.9" calcext:value-type="float">
            <text:p>189.9</text:p>
          </table:table-cell>
          <table:table-cell office:value-type="float" office:value="194.9" calcext:value-type="float">
            <text:p>194.9</text:p>
          </table:table-cell>
          <table:table-cell table:style-name="ce1" table:formula="of:=ABS([.S41]-[.R41])/(([.R41]+[.S41])/2)" office:value-type="percentage" office:value="0.025987525987526" calcext:value-type="percentage">
            <text:p>2.60%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76.9" calcext:value-type="float">
            <text:p>76.9</text:p>
          </table:table-cell>
          <table:table-cell table:formula="of:=ABS([.A42]-[.B42])/(([.A42]+[.B42])/2)" office:value-type="percentage" office:value="0.00130123617436576" calcext:value-type="percentage">
            <text:p>0.13%</text:p>
          </table:table-cell>
          <table:table-cell/>
          <table:table-cell office:value-type="float" office:value="74.9" calcext:value-type="float">
            <text:p>74.9</text:p>
          </table:table-cell>
          <table:table-cell office:value-type="float" office:value="77.1" calcext:value-type="float">
            <text:p>77.1</text:p>
          </table:table-cell>
          <table:table-cell table:formula="of:=ABS([.E42]-[.F42])/(([.E42]+[.F42])/2)" office:value-type="percentage" office:value="0.0289473684210525" calcext:value-type="percentage">
            <text:p>2.89%</text:p>
          </table:table-cell>
          <table:table-cell/>
          <table:table-cell table:number-columns-repeated="2" office:value-type="float" office:value="56.5" calcext:value-type="float">
            <text:p>56.5</text:p>
          </table:table-cell>
          <table:table-cell table:formula="of:=ABS([.I42]-[.J42])/(([.I42]+[.J42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6.7" calcext:value-type="float">
            <text:p>26.7</text:p>
          </table:table-cell>
          <table:table-cell table:formula="of:=ABS([.N42]-[.M42])/(([.M42]+[.N42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89.7" calcext:value-type="float">
            <text:p>189.7</text:p>
          </table:table-cell>
          <table:table-cell office:value-type="float" office:value="192" calcext:value-type="float">
            <text:p>192</text:p>
          </table:table-cell>
          <table:table-cell table:style-name="ce1" table:formula="of:=ABS([.S42]-[.R42])/(([.R42]+[.S42])/2)" office:value-type="percentage" office:value="0.0120513492271418" calcext:value-type="percentage">
            <text:p>1.21%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51.3" calcext:value-type="float">
            <text:p>51.3</text:p>
          </table:table-cell>
          <table:table-cell table:formula="of:=ABS([.A43]-[.B43])/(([.A43]+[.B43])/2)" office:value-type="percentage" office:value="0.00194741966893868" calcext:value-type="percentage">
            <text:p>0.19%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float" office:value="76.5" calcext:value-type="float">
            <text:p>76.5</text:p>
          </table:table-cell>
          <table:table-cell table:formula="of:=ABS([.E43]-[.F43])/(([.E43]+[.F43])/2)" office:value-type="percentage" office:value="0.0238095238095238" calcext:value-type="percentage">
            <text:p>2.38%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85" calcext:value-type="float">
            <text:p>85</text:p>
          </table:table-cell>
          <table:table-cell table:formula="of:=ABS([.I43]-[.J43])/(([.I43]+[.J43])/2)" office:value-type="percentage" office:value="0.00117716303708057" calcext:value-type="percentage">
            <text:p>0.12%</text:p>
          </table:table-cell>
          <table:table-cell/>
          <table:table-cell table:number-columns-repeated="2" office:value-type="float" office:value="46.3" calcext:value-type="float">
            <text:p>46.3</text:p>
          </table:table-cell>
          <table:table-cell table:formula="of:=ABS([.N43]-[.M43])/(([.M43]+[.N43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89.4" calcext:value-type="float">
            <text:p>189.4</text:p>
          </table:table-cell>
          <table:table-cell office:value-type="float" office:value="191.1" calcext:value-type="float">
            <text:p>191.1</text:p>
          </table:table-cell>
          <table:table-cell table:style-name="ce1" table:formula="of:=ABS([.S43]-[.R43])/(([.R43]+[.S43])/2)" office:value-type="percentage" office:value="0.00893561103810769" calcext:value-type="percentage">
            <text:p>0.89%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44.9" calcext:value-type="float">
            <text:p>44.9</text:p>
          </table:table-cell>
          <table:table-cell table:formula="of:=ABS([.A44]-[.B44])/(([.A44]+[.B44])/2)" office:value-type="percentage" office:value="0.00222965440356748" calcext:value-type="percentage">
            <text:p>0.22%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80.4" calcext:value-type="float">
            <text:p>80.4</text:p>
          </table:table-cell>
          <table:table-cell table:formula="of:=ABS([.E44]-[.F44])/(([.E44]+[.F44])/2)" office:value-type="percentage" office:value="0.0497131931166349" calcext:value-type="percentage">
            <text:p>4.97%</text:p>
          </table:table-cell>
          <table:table-cell/>
          <table:table-cell office:value-type="float" office:value="73.6" calcext:value-type="float">
            <text:p>73.6</text:p>
          </table:table-cell>
          <table:table-cell office:value-type="float" office:value="73.9" calcext:value-type="float">
            <text:p>73.9</text:p>
          </table:table-cell>
          <table:table-cell table:formula="of:=ABS([.I44]-[.J44])/(([.I44]+[.J44])/2)" office:value-type="percentage" office:value="0.00406779661016965" calcext:value-type="percentage">
            <text:p>0.41%</text:p>
          </table:table-cell>
          <table:table-cell/>
          <table:table-cell table:number-columns-repeated="2" office:value-type="float" office:value="53.5" calcext:value-type="float">
            <text:p>53.5</text:p>
          </table:table-cell>
          <table:table-cell table:formula="of:=ABS([.N44]-[.M44])/(([.M44]+[.N44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89.4" calcext:value-type="float">
            <text:p>189.4</text:p>
          </table:table-cell>
          <table:table-cell office:value-type="float" office:value="193.5" calcext:value-type="float">
            <text:p>193.5</text:p>
          </table:table-cell>
          <table:table-cell table:style-name="ce1" table:formula="of:=ABS([.S44]-[.R44])/(([.R44]+[.S44])/2)" office:value-type="percentage" office:value="0.0214155131888221" calcext:value-type="percentage">
            <text:p>2.14%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1.1" calcext:value-type="float">
            <text:p>21.1</text:p>
          </table:table-cell>
          <table:table-cell table:formula="of:=ABS([.A45]-[.B45])/(([.A45]+[.B45])/2)" office:value-type="percentage" office:value="0.0386473429951691" calcext:value-type="percentage">
            <text:p>3.86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E45]-[.F45])/(([.E45]+[.F45])/2)" office:value-type="percentage" office:value="0" calcext:value-type="percentage">
            <text:p>0.00%</text:p>
          </table:table-cell>
          <table:table-cell/>
          <table:table-cell office:value-type="float" office:value="95.4" calcext:value-type="float">
            <text:p>95.4</text:p>
          </table:table-cell>
          <table:table-cell office:value-type="float" office:value="95.3" calcext:value-type="float">
            <text:p>95.3</text:p>
          </table:table-cell>
          <table:table-cell table:formula="of:=ABS([.I45]-[.J45])/(([.I45]+[.J45])/2)" office:value-type="percentage" office:value="0.00104876769795499" calcext:value-type="percentage">
            <text:p>0.10%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N45]-[.M45])/(([.M45]+[.N45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89.3" calcext:value-type="float">
            <text:p>189.3</text:p>
          </table:table-cell>
          <table:table-cell office:value-type="float" office:value="190.1" calcext:value-type="float">
            <text:p>190.1</text:p>
          </table:table-cell>
          <table:table-cell table:style-name="ce1" table:formula="of:=ABS([.S45]-[.R45])/(([.R45]+[.S45])/2)" office:value-type="percentage" office:value="0.00421718502899306" calcext:value-type="percentage">
            <text:p>0.42%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54.9" calcext:value-type="float">
            <text:p>54.9</text:p>
          </table:table-cell>
          <table:table-cell table:formula="of:=ABS([.A46]-[.B46])/(([.A46]+[.B46])/2)" office:value-type="percentage" office:value="0.010989010989011" calcext:value-type="percentage">
            <text:p>1.10%</text:p>
          </table:table-cell>
          <table:table-cell/>
          <table:table-cell office:value-type="float" office:value="80.1" calcext:value-type="float">
            <text:p>80.1</text:p>
          </table:table-cell>
          <table:table-cell office:value-type="float" office:value="82.6" calcext:value-type="float">
            <text:p>82.6</text:p>
          </table:table-cell>
          <table:table-cell table:formula="of:=ABS([.E46]-[.F46])/(([.E46]+[.F46])/2)" office:value-type="percentage" office:value="0.0307314074984634" calcext:value-type="percentage">
            <text:p>3.07%</text:p>
          </table:table-cell>
          <table:table-cell/>
          <table:table-cell office:value-type="float" office:value="55.4" calcext:value-type="float">
            <text:p>55.4</text:p>
          </table:table-cell>
          <table:table-cell office:value-type="float" office:value="55.6" calcext:value-type="float">
            <text:p>55.6</text:p>
          </table:table-cell>
          <table:table-cell table:formula="of:=ABS([.I46]-[.J46])/(([.I46]+[.J46])/2)" office:value-type="percentage" office:value="0.00360360360360365" calcext:value-type="percentage">
            <text:p>0.36%</text:p>
          </table:table-cell>
          <table:table-cell/>
          <table:table-cell table:number-columns-repeated="2" office:value-type="float" office:value="42.3" calcext:value-type="float">
            <text:p>42.3</text:p>
          </table:table-cell>
          <table:table-cell table:formula="of:=ABS([.N46]-[.M46])/(([.M46]+[.N46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87.7" calcext:value-type="float">
            <text:p>187.7</text:p>
          </table:table-cell>
          <table:table-cell office:value-type="float" office:value="190.8" calcext:value-type="float">
            <text:p>190.8</text:p>
          </table:table-cell>
          <table:table-cell table:style-name="ce1" table:formula="of:=ABS([.S46]-[.R46])/(([.R46]+[.S46])/2)" office:value-type="percentage" office:value="0.0163804491413475" calcext:value-type="percentage">
            <text:p>1.64%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44.7" calcext:value-type="float">
            <text:p>44.7</text:p>
          </table:table-cell>
          <table:table-cell table:formula="of:=ABS([.A47]-[.B47])/(([.A47]+[.B47])/2)" office:value-type="percentage" office:value="0.00898876404494395" calcext:value-type="percentage">
            <text:p>0.90%</text:p>
          </table:table-cell>
          <table:table-cell/>
          <table:table-cell office:value-type="float" office:value="74.1" calcext:value-type="float">
            <text:p>74.1</text:p>
          </table:table-cell>
          <table:table-cell office:value-type="float" office:value="77.6" calcext:value-type="float">
            <text:p>77.6</text:p>
          </table:table-cell>
          <table:table-cell table:formula="of:=ABS([.E47]-[.F47])/(([.E47]+[.F47])/2)" office:value-type="percentage" office:value="0.0461437046802901" calcext:value-type="percentage">
            <text:p>4.61%</text:p>
          </table:table-cell>
          <table:table-cell/>
          <table:table-cell office:value-type="float" office:value="62.7" calcext:value-type="float">
            <text:p>62.7</text:p>
          </table:table-cell>
          <table:table-cell office:value-type="float" office:value="63.4" calcext:value-type="float">
            <text:p>63.4</text:p>
          </table:table-cell>
          <table:table-cell table:formula="of:=ABS([.I47]-[.J47])/(([.I47]+[.J47])/2)" office:value-type="percentage" office:value="0.0111022997620935" calcext:value-type="percentage">
            <text:p>1.11%</text:p>
          </table:table-cell>
          <table:table-cell/>
          <table:table-cell table:number-columns-repeated="2" office:value-type="float" office:value="56.7" calcext:value-type="float">
            <text:p>56.7</text:p>
          </table:table-cell>
          <table:table-cell table:formula="of:=ABS([.N47]-[.M47])/(([.M47]+[.N47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87.6" calcext:value-type="float">
            <text:p>187.6</text:p>
          </table:table-cell>
          <table:table-cell office:value-type="float" office:value="191.7" calcext:value-type="float">
            <text:p>191.7</text:p>
          </table:table-cell>
          <table:table-cell table:style-name="ce1" table:formula="of:=ABS([.S47]-[.R47])/(([.R47]+[.S47])/2)" office:value-type="percentage" office:value="0.0216187714210387" calcext:value-type="percentage">
            <text:p>2.16%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5.3" calcext:value-type="float">
            <text:p>45.3</text:p>
          </table:table-cell>
          <table:table-cell table:formula="of:=ABS([.A48]-[.B48])/(([.A48]+[.B48])/2)" office:value-type="percentage" office:value="0.0044052863436124" calcext:value-type="percentage">
            <text:p>0.44%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90.6" calcext:value-type="float">
            <text:p>90.6</text:p>
          </table:table-cell>
          <table:table-cell table:formula="of:=ABS([.E48]-[.F48])/(([.E48]+[.F48])/2)" office:value-type="percentage" office:value="0.0315046170559479" calcext:value-type="percentage">
            <text:p>3.15%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96.3" calcext:value-type="float">
            <text:p>96.3</text:p>
          </table:table-cell>
          <table:table-cell table:formula="of:=ABS([.I48]-[.J48])/(([.I48]+[.J48])/2)" office:value-type="percentage" office:value="0.00207468879668053" calcext:value-type="percentage">
            <text:p>0.21%</text:p>
          </table:table-cell>
          <table:table-cell/>
          <table:table-cell table:number-columns-repeated="2" office:value-type="float" office:value="26.7" calcext:value-type="float">
            <text:p>26.7</text:p>
          </table:table-cell>
          <table:table-cell table:formula="of:=ABS([.N48]-[.M48])/(([.M48]+[.N48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85.1" calcext:value-type="float">
            <text:p>185.1</text:p>
          </table:table-cell>
          <table:table-cell office:value-type="float" office:value="181.8" calcext:value-type="float">
            <text:p>181.8</text:p>
          </table:table-cell>
          <table:table-cell table:style-name="ce1" table:formula="of:=ABS([.S48]-[.R48])/(([.R48]+[.S48])/2)" office:value-type="percentage" office:value="0.0179885527391659" calcext:value-type="percentage">
            <text:p>1.80%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3" calcext:value-type="float">
            <text:p>23</text:p>
          </table:table-cell>
          <table:table-cell table:formula="of:=ABS([.A49]-[.B49])/(([.A49]+[.B49])/2)" office:value-type="percentage" office:value="0.00433839479392631" calcext:value-type="percentage">
            <text:p>0.43%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87.5" calcext:value-type="float">
            <text:p>87.5</text:p>
          </table:table-cell>
          <table:table-cell table:formula="of:=ABS([.E49]-[.F49])/(([.E49]+[.F49])/2)" office:value-type="percentage" office:value="0.0588235294117647" calcext:value-type="percentage">
            <text:p>5.88%</text:p>
          </table:table-cell>
          <table:table-cell/>
          <table:table-cell office:value-type="float" office:value="68.2" calcext:value-type="float">
            <text:p>68.2</text:p>
          </table:table-cell>
          <table:table-cell office:value-type="float" office:value="66.6" calcext:value-type="float">
            <text:p>66.6</text:p>
          </table:table-cell>
          <table:table-cell table:formula="of:=ABS([.I49]-[.J49])/(([.I49]+[.J49])/2)" office:value-type="percentage" office:value="0.023738872403561" calcext:value-type="percentage">
            <text:p>2.37%</text:p>
          </table:table-cell>
          <table:table-cell/>
          <table:table-cell table:number-columns-repeated="2" office:value-type="float" office:value="65.5" calcext:value-type="float">
            <text:p>65.5</text:p>
          </table:table-cell>
          <table:table-cell table:formula="of:=ABS([.N49]-[.M49])/(([.M49]+[.N49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84.7" calcext:value-type="float">
            <text:p>184.7</text:p>
          </table:table-cell>
          <table:table-cell office:value-type="float" office:value="189.3" calcext:value-type="float">
            <text:p>189.3</text:p>
          </table:table-cell>
          <table:table-cell table:style-name="ce1" table:formula="of:=ABS([.S49]-[.R49])/(([.R49]+[.S49])/2)" office:value-type="percentage" office:value="0.0245989304812835" calcext:value-type="percentage">
            <text:p>2.46%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formula="of:=ABS([.A50]-[.B50])/(([.A50]+[.B50])/2)" office:value-type="percentage" office:value="0" calcext:value-type="percentage">
            <text:p>0.00%</text:p>
          </table:table-cell>
          <table:table-cell/>
          <table:table-cell office:value-type="float" office:value="76.4" calcext:value-type="float">
            <text:p>76.4</text:p>
          </table:table-cell>
          <table:table-cell office:value-type="float" office:value="80.2" calcext:value-type="float">
            <text:p>80.2</text:p>
          </table:table-cell>
          <table:table-cell table:formula="of:=ABS([.E50]-[.F50])/(([.E50]+[.F50])/2)" office:value-type="percentage" office:value="0.0485312899106002" calcext:value-type="percentage">
            <text:p>4.85%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float" office:value="68.1" calcext:value-type="float">
            <text:p>68.1</text:p>
          </table:table-cell>
          <table:table-cell table:formula="of:=ABS([.I50]-[.J50])/(([.I50]+[.J50])/2)" office:value-type="percentage" office:value="0.00294117647058807" calcext:value-type="percentage">
            <text:p>0.29%</text:p>
          </table:table-cell>
          <table:table-cell/>
          <table:table-cell table:number-columns-repeated="2" office:value-type="float" office:value="53.5" calcext:value-type="float">
            <text:p>53.5</text:p>
          </table:table-cell>
          <table:table-cell table:formula="of:=ABS([.N50]-[.M50])/(([.M50]+[.N50])/2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184.4" calcext:value-type="float">
            <text:p>184.4</text:p>
          </table:table-cell>
          <table:table-cell office:value-type="float" office:value="188.3" calcext:value-type="float">
            <text:p>188.3</text:p>
          </table:table-cell>
          <table:table-cell table:style-name="ce1" table:formula="of:=ABS([.S50]-[.R50])/(([.R50]+[.S50])/2)" office:value-type="percentage" office:value="0.0209283606117521" calcext:value-type="percentage">
            <text:p>2.09%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74.7" calcext:value-type="float">
            <text:p>74.7</text:p>
          </table:table-cell>
          <table:table-cell table:formula="of:=ABS([.A51]-[.B51])/(([.A51]+[.B51])/2)" office:value-type="percentage" office:value="0.00534045393858467" calcext:value-type="percentage">
            <text:p>0.53%</text:p>
          </table:table-cell>
          <table:table-cell/>
          <table:table-cell office:value-type="float" office:value="72.4" calcext:value-type="float">
            <text:p>72.4</text:p>
          </table:table-cell>
          <table:table-cell office:value-type="float" office:value="72.1" calcext:value-type="float">
            <text:p>72.1</text:p>
          </table:table-cell>
          <table:table-cell table:formula="of:=ABS([.E51]-[.F51])/(([.E51]+[.F51])/2)" office:value-type="percentage" office:value="0.00415224913494825" calcext:value-type="percentage">
            <text:p>0.42%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8.3" calcext:value-type="float">
            <text:p>58.3</text:p>
          </table:table-cell>
          <table:table-cell table:formula="of:=ABS([.I51]-[.J51])/(([.I51]+[.J51])/2)" office:value-type="percentage" office:value="0.0119352088661552" calcext:value-type="percentage">
            <text:p>1.19%</text:p>
          </table:table-cell>
          <table:table-cell/>
          <table:table-cell table:number-columns-repeated="2" office:value-type="float" office:value="18.9" calcext:value-type="float">
            <text:p>18.9</text:p>
          </table:table-cell>
          <table:table-cell table:formula="of:=ABS([.N51]-[.M51])/(([.M51]+[.N51])/2)" office:value-type="percentage" office:value="0" calcext:value-type="percentage">
            <text:p>0.00%</text:p>
          </table:table-cell>
          <table:table-cell table:number-columns-repeated="4"/>
          <table:table-cell office:value-type="string" calcext:value-type="string">
            <text:p>Prosjek: 1.44%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26.8" calcext:value-type="float">
            <text:p>26.8</text:p>
          </table:table-cell>
          <table:table-cell table:formula="of:=ABS([.A52]-[.B52])/(([.A52]+[.B52])/2)" office:value-type="percentage" office:value="0.0341555977229602" calcext:value-type="percentage">
            <text:p>3.42%</text:p>
          </table:table-cell>
          <table:table-cell/>
          <table:table-cell office:value-type="float" office:value="81.1" calcext:value-type="float">
            <text:p>81.1</text:p>
          </table:table-cell>
          <table:table-cell office:value-type="float" office:value="81.6" calcext:value-type="float">
            <text:p>81.6</text:p>
          </table:table-cell>
          <table:table-cell table:formula="of:=ABS([.E52]-[.F52])/(([.E52]+[.F52])/2)" office:value-type="percentage" office:value="0.00614628149969269" calcext:value-type="percentage">
            <text:p>0.61%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5.3" calcext:value-type="float">
            <text:p>75.3</text:p>
          </table:table-cell>
          <table:table-cell table:formula="of:=ABS([.I52]-[.J52])/(([.I52]+[.J52])/2)" office:value-type="percentage" office:value="0.0174146014735432" calcext:value-type="percentage">
            <text:p>1.74%</text:p>
          </table:table-cell>
          <table:table-cell/>
          <table:table-cell table:number-columns-repeated="2" office:value-type="float" office:value="53.5" calcext:value-type="float">
            <text:p>53.5</text:p>
          </table:table-cell>
          <table:table-cell table:formula="of:=ABS([.N52]-[.M52])/(([.M52]+[.N52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39.6" calcext:value-type="float">
            <text:p>39.6</text:p>
          </table:table-cell>
          <table:table-cell table:formula="of:=ABS([.A53]-[.B53])/(([.A53]+[.B53])/2)" office:value-type="percentage" office:value="0.00252844500632115" calcext:value-type="percentage">
            <text:p>0.25%</text:p>
          </table:table-cell>
          <table:table-cell/>
          <table:table-cell office:value-type="float" office:value="79.7" calcext:value-type="float">
            <text:p>79.7</text:p>
          </table:table-cell>
          <table:table-cell office:value-type="float" office:value="81.8" calcext:value-type="float">
            <text:p>81.8</text:p>
          </table:table-cell>
          <table:table-cell table:formula="of:=ABS([.E53]-[.F53])/(([.E53]+[.F53])/2)" office:value-type="percentage" office:value="0.0260061919504643" calcext:value-type="percentage">
            <text:p>2.60%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float" office:value="78.7" calcext:value-type="float">
            <text:p>78.7</text:p>
          </table:table-cell>
          <table:table-cell table:formula="of:=ABS([.I53]-[.J53])/(([.I53]+[.J53])/2)" office:value-type="percentage" office:value="0.00127145581691047" calcext:value-type="percentage">
            <text:p>0.13%</text:p>
          </table:table-cell>
          <table:table-cell/>
          <table:table-cell table:number-columns-repeated="2" office:value-type="float" office:value="42.3" calcext:value-type="float">
            <text:p>42.3</text:p>
          </table:table-cell>
          <table:table-cell table:formula="of:=ABS([.N53]-[.M53])/(([.M53]+[.N53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64" calcext:value-type="float">
            <text:p>64</text:p>
          </table:table-cell>
          <table:table-cell table:formula="of:=ABS([.A54]-[.B54])/(([.A54]+[.B54])/2)" office:value-type="percentage" office:value="0.00623052959501566" calcext:value-type="percentage">
            <text:p>0.62%</text:p>
          </table:table-cell>
          <table:table-cell/>
          <table:table-cell office:value-type="float" office:value="85.4" calcext:value-type="float">
            <text:p>85.4</text:p>
          </table:table-cell>
          <table:table-cell office:value-type="float" office:value="87.1" calcext:value-type="float">
            <text:p>87.1</text:p>
          </table:table-cell>
          <table:table-cell table:formula="of:=ABS([.E54]-[.F54])/(([.E54]+[.F54])/2)" office:value-type="percentage" office:value="0.0197101449275361" calcext:value-type="percentage">
            <text:p>1.97%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59.2" calcext:value-type="float">
            <text:p>59.2</text:p>
          </table:table-cell>
          <table:table-cell table:formula="of:=ABS([.I54]-[.J54])/(([.I54]+[.J54])/2)" office:value-type="percentage" office:value="0.00505475989890475" calcext:value-type="percentage">
            <text:p>0.51%</text:p>
          </table:table-cell>
          <table:table-cell/>
          <table:table-cell table:number-columns-repeated="2" office:value-type="float" office:value="18.9" calcext:value-type="float">
            <text:p>18.9</text:p>
          </table:table-cell>
          <table:table-cell table:formula="of:=ABS([.N54]-[.M54])/(([.M54]+[.N54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53.9" calcext:value-type="float">
            <text:p>53.9</text:p>
          </table:table-cell>
          <table:table-cell table:formula="of:=ABS([.A55]-[.B55])/(([.A55]+[.B55])/2)" office:value-type="percentage" office:value="0.00739371534195931" calcext:value-type="percentage">
            <text:p>0.74%</text:p>
          </table:table-cell>
          <table:table-cell/>
          <table:table-cell office:value-type="float" office:value="83.2" calcext:value-type="float">
            <text:p>83.2</text:p>
          </table:table-cell>
          <table:table-cell office:value-type="float" office:value="78.7" calcext:value-type="float">
            <text:p>78.7</text:p>
          </table:table-cell>
          <table:table-cell table:formula="of:=ABS([.E55]-[.F55])/(([.E55]+[.F55])/2)" office:value-type="percentage" office:value="0.0555898702903027" calcext:value-type="percentage">
            <text:p>5.56%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float" office:value="59.2" calcext:value-type="float">
            <text:p>59.2</text:p>
          </table:table-cell>
          <table:table-cell table:formula="of:=ABS([.I55]-[.J55])/(([.I55]+[.J55])/2)" office:value-type="percentage" office:value="0.00337268128161882" calcext:value-type="percentage">
            <text:p>0.34%</text:p>
          </table:table-cell>
          <table:table-cell/>
          <table:table-cell table:number-columns-repeated="2" office:value-type="float" office:value="26.7" calcext:value-type="float">
            <text:p>26.7</text:p>
          </table:table-cell>
          <table:table-cell table:formula="of:=ABS([.N55]-[.M55])/(([.M55]+[.N55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5" calcext:value-type="float">
            <text:p>35</text:p>
          </table:table-cell>
          <table:table-cell table:formula="of:=ABS([.A56]-[.B56])/(([.A56]+[.B56])/2)" office:value-type="percentage" office:value="0.00569800569800578" calcext:value-type="percentage">
            <text:p>0.57%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table:formula="of:=ABS([.E56]-[.F56])/(([.E56]+[.F56])/2)" office:value-type="percentage" office:value="0.00105207785376112" calcext:value-type="percentage">
            <text:p>0.11%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84.3" calcext:value-type="float">
            <text:p>84.3</text:p>
          </table:table-cell>
          <table:table-cell table:formula="of:=ABS([.I56]-[.J56])/(([.I56]+[.J56])/2)" office:value-type="percentage" office:value="0.00236966824644553" calcext:value-type="percentage">
            <text:p>0.24%</text:p>
          </table:table-cell>
          <table:table-cell/>
          <table:table-cell table:number-columns-repeated="2" office:value-type="float" office:value="26.7" calcext:value-type="float">
            <text:p>26.7</text:p>
          </table:table-cell>
          <table:table-cell table:formula="of:=ABS([.N56]-[.M56])/(([.M56]+[.N56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27.2" calcext:value-type="float">
            <text:p>27.2</text:p>
          </table:table-cell>
          <table:table-cell table:formula="of:=ABS([.A57]-[.B57])/(([.A57]+[.B57])/2)" office:value-type="percentage" office:value="0.011090573012939" calcext:value-type="percentage">
            <text:p>1.11%</text:p>
          </table:table-cell>
          <table:table-cell/>
          <table:table-cell office:value-type="float" office:value="93.4" calcext:value-type="float">
            <text:p>93.4</text:p>
          </table:table-cell>
          <table:table-cell office:value-type="float" office:value="100" calcext:value-type="float">
            <text:p>100</text:p>
          </table:table-cell>
          <table:table-cell table:formula="of:=ABS([.E57]-[.F57])/(([.E57]+[.F57])/2)" office:value-type="percentage" office:value="0.0682523267838676" calcext:value-type="percentage">
            <text:p>6.83%</text:p>
          </table:table-cell>
          <table:table-cell/>
          <table:table-cell office:value-type="float" office:value="70.9" calcext:value-type="float">
            <text:p>70.9</text:p>
          </table:table-cell>
          <table:table-cell office:value-type="float" office:value="71.8" calcext:value-type="float">
            <text:p>71.8</text:p>
          </table:table-cell>
          <table:table-cell table:formula="of:=ABS([.I57]-[.J57])/(([.I57]+[.J57])/2)" office:value-type="percentage" office:value="0.012613875262789" calcext:value-type="percentage">
            <text:p>1.26%</text:p>
          </table:table-cell>
          <table:table-cell/>
          <table:table-cell table:number-columns-repeated="2" office:value-type="float" office:value="42.3" calcext:value-type="float">
            <text:p>42.3</text:p>
          </table:table-cell>
          <table:table-cell table:formula="of:=ABS([.N57]-[.M57])/(([.M57]+[.N57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30.5" calcext:value-type="float">
            <text:p>30.5</text:p>
          </table:table-cell>
          <table:table-cell table:formula="of:=ABS([.A58]-[.B58])/(([.A58]+[.B58])/2)" office:value-type="percentage" office:value="0.00328407224958954" calcext:value-type="percentage">
            <text:p>0.33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E58]-[.F58])/(([.E58]+[.F58])/2)" office:value-type="percentage" office:value="0" calcext:value-type="percentage">
            <text:p>0.00%</text:p>
          </table:table-cell>
          <table:table-cell/>
          <table:table-cell office:value-type="float" office:value="81.9" calcext:value-type="float">
            <text:p>81.9</text:p>
          </table:table-cell>
          <table:table-cell office:value-type="float" office:value="83.7" calcext:value-type="float">
            <text:p>83.7</text:p>
          </table:table-cell>
          <table:table-cell table:formula="of:=ABS([.I58]-[.J58])/(([.I58]+[.J58])/2)" office:value-type="percentage" office:value="0.0217391304347826" calcext:value-type="percentage">
            <text:p>2.17%</text:p>
          </table:table-cell>
          <table:table-cell/>
          <table:table-cell office:value-type="float" office:value="32.7" calcext:value-type="float">
            <text:p>32.7</text:p>
          </table:table-cell>
          <table:table-cell office:value-type="float" office:value="37.8" calcext:value-type="float">
            <text:p>37.8</text:p>
          </table:table-cell>
          <table:table-cell table:formula="of:=ABS([.N58]-[.M58])/(([.M58]+[.N58])/2)" office:value-type="percentage" office:value="0.14468085106383" calcext:value-type="percentage">
            <text:p>14.47%</text:p>
          </table:table-cell>
          <table:table-cell table:number-columns-repeated="5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7.5" calcext:value-type="float">
            <text:p>27.5</text:p>
          </table:table-cell>
          <table:table-cell table:formula="of:=ABS([.A59]-[.B59])/(([.A59]+[.B59])/2)" office:value-type="percentage" office:value="0.00729927007299268" calcext:value-type="percentage">
            <text:p>0.73%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79" calcext:value-type="float">
            <text:p>79</text:p>
          </table:table-cell>
          <table:table-cell table:formula="of:=ABS([.E59]-[.F59])/(([.E59]+[.F59])/2)" office:value-type="percentage" office:value="0.0586319218241042" calcext:value-type="percentage">
            <text:p>5.86%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float" office:value="77.3" calcext:value-type="float">
            <text:p>77.3</text:p>
          </table:table-cell>
          <table:table-cell table:formula="of:=ABS([.I59]-[.J59])/(([.I59]+[.J59])/2)" office:value-type="percentage" office:value="0.0130208333333333" calcext:value-type="percentage">
            <text:p>1.30%</text:p>
          </table:table-cell>
          <table:table-cell/>
          <table:table-cell table:number-columns-repeated="2" office:value-type="float" office:value="18.9" calcext:value-type="float">
            <text:p>18.9</text:p>
          </table:table-cell>
          <table:table-cell table:formula="of:=ABS([.N59]-[.M59])/(([.M59]+[.N59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32.5" calcext:value-type="float">
            <text:p>32.5</text:p>
          </table:table-cell>
          <table:table-cell table:formula="of:=ABS([.A60]-[.B60])/(([.A60]+[.B60])/2)" office:value-type="percentage" office:value="0.00308166409861329" calcext:value-type="percentage">
            <text:p>0.31%</text:p>
          </table:table-cell>
          <table:table-cell/>
          <table:table-cell office:value-type="float" office:value="94.7" calcext:value-type="float">
            <text:p>94.7</text:p>
          </table:table-cell>
          <table:table-cell office:value-type="float" office:value="100" calcext:value-type="float">
            <text:p>100</text:p>
          </table:table-cell>
          <table:table-cell table:formula="of:=ABS([.E60]-[.F60])/(([.E60]+[.F60])/2)" office:value-type="percentage" office:value="0.0544427324088341" calcext:value-type="percentage">
            <text:p>5.44%</text:p>
          </table:table-cell>
          <table:table-cell/>
          <table:table-cell office:value-type="float" office:value="73.8" calcext:value-type="float">
            <text:p>73.8</text:p>
          </table:table-cell>
          <table:table-cell office:value-type="float" office:value="73.9" calcext:value-type="float">
            <text:p>73.9</text:p>
          </table:table-cell>
          <table:table-cell table:formula="of:=ABS([.I60]-[.J60])/(([.I60]+[.J60])/2)" office:value-type="percentage" office:value="0.00135409614082611" calcext:value-type="percentage">
            <text:p>0.14%</text:p>
          </table:table-cell>
          <table:table-cell/>
          <table:table-cell table:number-columns-repeated="2" office:value-type="float" office:value="37.8" calcext:value-type="float">
            <text:p>37.8</text:p>
          </table:table-cell>
          <table:table-cell table:formula="of:=ABS([.N60]-[.M60])/(([.M60]+[.N60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3.6" calcext:value-type="float">
            <text:p>63.6</text:p>
          </table:table-cell>
          <table:table-cell table:formula="of:=ABS([.A61]-[.B61])/(([.A61]+[.B61])/2)" office:value-type="percentage" office:value="0" calcext:value-type="percentage">
            <text:p>0.00%</text:p>
          </table:table-cell>
          <table:table-cell/>
          <table:table-cell office:value-type="float" office:value="80.1" calcext:value-type="float">
            <text:p>80.1</text:p>
          </table:table-cell>
          <table:table-cell office:value-type="float" office:value="80.8" calcext:value-type="float">
            <text:p>80.8</text:p>
          </table:table-cell>
          <table:table-cell table:formula="of:=ABS([.E61]-[.F61])/(([.E61]+[.F61])/2)" office:value-type="percentage" office:value="0.00870105655686766" calcext:value-type="percentage">
            <text:p>0.87%</text:p>
          </table:table-cell>
          <table:table-cell/>
          <table:table-cell office:value-type="float" office:value="60.4" calcext:value-type="float">
            <text:p>60.4</text:p>
          </table:table-cell>
          <table:table-cell office:value-type="float" office:value="60.1" calcext:value-type="float">
            <text:p>60.1</text:p>
          </table:table-cell>
          <table:table-cell table:formula="of:=ABS([.I61]-[.J61])/(([.I61]+[.J61])/2)" office:value-type="percentage" office:value="0.00497925311203315" calcext:value-type="percentage">
            <text:p>0.50%</text:p>
          </table:table-cell>
          <table:table-cell/>
          <table:table-cell table:number-columns-repeated="2" office:value-type="float" office:value="26.7" calcext:value-type="float">
            <text:p>26.7</text:p>
          </table:table-cell>
          <table:table-cell table:formula="of:=ABS([.N61]-[.M61])/(([.M61]+[.N61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55.6" calcext:value-type="float">
            <text:p>55.6</text:p>
          </table:table-cell>
          <table:table-cell table:formula="of:=ABS([.A62]-[.B62])/(([.A62]+[.B62])/2)" office:value-type="percentage" office:value="0.110056925996205" calcext:value-type="percentage">
            <text:p>11.01%</text:p>
          </table:table-cell>
          <table:table-cell/>
          <table:table-cell office:value-type="float" office:value="73.8" calcext:value-type="float">
            <text:p>73.8</text:p>
          </table:table-cell>
          <table:table-cell office:value-type="float" office:value="73.9" calcext:value-type="float">
            <text:p>73.9</text:p>
          </table:table-cell>
          <table:table-cell table:formula="of:=ABS([.E62]-[.F62])/(([.E62]+[.F62])/2)" office:value-type="percentage" office:value="0.00135409614082611" calcext:value-type="percentage">
            <text:p>0.14%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float" office:value="77.3" calcext:value-type="float">
            <text:p>77.3</text:p>
          </table:table-cell>
          <table:table-cell table:formula="of:=ABS([.I62]-[.J62])/(([.I62]+[.J62])/2)" office:value-type="percentage" office:value="0.00387346675274367" calcext:value-type="percentage">
            <text:p>0.39%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50" calcext:value-type="float">
            <text:p>50</text:p>
          </table:table-cell>
          <table:table-cell table:formula="of:=ABS([.N62]-[.M62])/(([.M62]+[.N62])/2)" office:value-type="percentage" office:value="0.166847237269773" calcext:value-type="percentage">
            <text:p>16.68%</text:p>
          </table:table-cell>
          <table:table-cell table:number-columns-repeated="5"/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57.4" calcext:value-type="float">
            <text:p>57.4</text:p>
          </table:table-cell>
          <table:table-cell table:formula="of:=ABS([.A63]-[.B63])/(([.A63]+[.B63])/2)" office:value-type="percentage" office:value="0.019349164467898" calcext:value-type="percentage">
            <text:p>1.93%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float" office:value="78.7" calcext:value-type="float">
            <text:p>78.7</text:p>
          </table:table-cell>
          <table:table-cell table:formula="of:=ABS([.E63]-[.F63])/(([.E63]+[.F63])/2)" office:value-type="percentage" office:value="0.017948717948718" calcext:value-type="percentage">
            <text:p>1.79%</text:p>
          </table:table-cell>
          <table:table-cell/>
          <table:table-cell office:value-type="float" office:value="61.2" calcext:value-type="float">
            <text:p>61.2</text:p>
          </table:table-cell>
          <table:table-cell office:value-type="float" office:value="60.9" calcext:value-type="float">
            <text:p>60.9</text:p>
          </table:table-cell>
          <table:table-cell table:formula="of:=ABS([.I63]-[.J63])/(([.I63]+[.J63])/2)" office:value-type="percentage" office:value="0.00491400491400498" calcext:value-type="percentage">
            <text:p>0.49%</text:p>
          </table:table-cell>
          <table:table-cell/>
          <table:table-cell table:number-columns-repeated="2" office:value-type="float" office:value="26.7" calcext:value-type="float">
            <text:p>26.7</text:p>
          </table:table-cell>
          <table:table-cell table:formula="of:=ABS([.N63]-[.M63])/(([.M63]+[.N63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5" calcext:value-type="float">
            <text:p>34.5</text:p>
          </table:table-cell>
          <table:table-cell table:formula="of:=ABS([.A64]-[.B64])/(([.A64]+[.B64])/2)" office:value-type="percentage" office:value="0.00289435600578875" calcext:value-type="percentage">
            <text:p>0.29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E64]-[.F64])/(([.E64]+[.F64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88.5" calcext:value-type="float">
            <text:p>88.5</text:p>
          </table:table-cell>
          <table:table-cell table:formula="of:=ABS([.I64]-[.J64])/(([.I64]+[.J64])/2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6.7" calcext:value-type="float">
            <text:p>26.7</text:p>
          </table:table-cell>
          <table:table-cell table:formula="of:=ABS([.N64]-[.M64])/(([.M64]+[.N64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.9" calcext:value-type="float">
            <text:p>61.9</text:p>
          </table:table-cell>
          <table:table-cell table:formula="of:=ABS([.A65]-[.B65])/(([.A65]+[.B65])/2)" office:value-type="percentage" office:value="0.00161420500403554" calcext:value-type="percentage">
            <text:p>0.16%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float" office:value="79.9" calcext:value-type="float">
            <text:p>79.9</text:p>
          </table:table-cell>
          <table:table-cell table:formula="of:=ABS([.E65]-[.F65])/(([.E65]+[.F65])/2)" office:value-type="percentage" office:value="0.0164037854889591" calcext:value-type="percentage">
            <text:p>1.64%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float" office:value="50.8" calcext:value-type="float">
            <text:p>50.8</text:p>
          </table:table-cell>
          <table:table-cell table:formula="of:=ABS([.I65]-[.J65])/(([.I65]+[.J65])/2)" office:value-type="percentage" office:value="0.00979431929480901" calcext:value-type="percentage">
            <text:p>0.98%</text:p>
          </table:table-cell>
          <table:table-cell/>
          <table:table-cell table:number-columns-repeated="2" office:value-type="float" office:value="26.7" calcext:value-type="float">
            <text:p>26.7</text:p>
          </table:table-cell>
          <table:table-cell table:formula="of:=ABS([.N65]-[.M65])/(([.M65]+[.N65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47.4" calcext:value-type="float">
            <text:p>47.4</text:p>
          </table:table-cell>
          <table:table-cell table:formula="of:=ABS([.A66]-[.B66])/(([.A66]+[.B66])/2)" office:value-type="percentage" office:value="0.0692464358452138" calcext:value-type="percentage">
            <text:p>6.92%</text:p>
          </table:table-cell>
          <table:table-cell/>
          <table:table-cell office:value-type="float" office:value="88.2" calcext:value-type="float">
            <text:p>88.2</text:p>
          </table:table-cell>
          <table:table-cell office:value-type="float" office:value="93.5" calcext:value-type="float">
            <text:p>93.5</text:p>
          </table:table-cell>
          <table:table-cell table:formula="of:=ABS([.E66]-[.F66])/(([.E66]+[.F66])/2)" office:value-type="percentage" office:value="0.058337919647771" calcext:value-type="percentage">
            <text:p>5.83%</text:p>
          </table:table-cell>
          <table:table-cell/>
          <table:table-cell office:value-type="float" office:value="66.3" calcext:value-type="float">
            <text:p>66.3</text:p>
          </table:table-cell>
          <table:table-cell office:value-type="float" office:value="63.4" calcext:value-type="float">
            <text:p>63.4</text:p>
          </table:table-cell>
          <table:table-cell table:formula="of:=ABS([.I66]-[.J66])/(([.I66]+[.J66])/2)" office:value-type="percentage" office:value="0.0447185813415574" calcext:value-type="percentage">
            <text:p>4.47%</text:p>
          </table:table-cell>
          <table:table-cell/>
          <table:table-cell office:value-type="float" office:value="26.7" calcext:value-type="float">
            <text:p>26.7</text:p>
          </table:table-cell>
          <table:table-cell office:value-type="float" office:value="18.9" calcext:value-type="float">
            <text:p>18.9</text:p>
          </table:table-cell>
          <table:table-cell table:formula="of:=ABS([.N66]-[.M66])/(([.M66]+[.N66])/2)" office:value-type="percentage" office:value="0.342105263157895" calcext:value-type="percentage">
            <text:p>34.21%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3" calcext:value-type="float">
            <text:p>36.3</text:p>
          </table:table-cell>
          <table:table-cell table:formula="of:=ABS([.A67]-[.B67])/(([.A67]+[.B67])/2)" office:value-type="percentage" office:value="0.00829875518672191" calcext:value-type="percentage">
            <text:p>0.83%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82.4" calcext:value-type="float">
            <text:p>82.4</text:p>
          </table:table-cell>
          <table:table-cell table:formula="of:=ABS([.E67]-[.F67])/(([.E67]+[.F67])/2)" office:value-type="percentage" office:value="0.0132610006027727" calcext:value-type="percentage">
            <text:p>1.33%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float" office:value="79.3" calcext:value-type="float">
            <text:p>79.3</text:p>
          </table:table-cell>
          <table:table-cell table:formula="of:=ABS([.I67]-[.J67])/(([.I67]+[.J67])/2)" office:value-type="percentage" office:value="0.00886637112096267" calcext:value-type="percentage">
            <text:p>0.89%</text:p>
          </table:table-cell>
          <table:table-cell/>
          <table:table-cell table:number-columns-repeated="2" office:value-type="float" office:value="37.8" calcext:value-type="float">
            <text:p>37.8</text:p>
          </table:table-cell>
          <table:table-cell table:formula="of:=ABS([.N67]-[.M67])/(([.M67]+[.N67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.8" calcext:value-type="float">
            <text:p>42.8</text:p>
          </table:table-cell>
          <table:table-cell table:formula="of:=ABS([.A68]-[.B68])/(([.A68]+[.B68])/2)" office:value-type="percentage" office:value="0.00466200466200473" calcext:value-type="percentage">
            <text:p>0.47%</text:p>
          </table:table-cell>
          <table:table-cell/>
          <table:table-cell office:value-type="float" office:value="81.1" calcext:value-type="float">
            <text:p>81.1</text:p>
          </table:table-cell>
          <table:table-cell office:value-type="float" office:value="84" calcext:value-type="float">
            <text:p>84</text:p>
          </table:table-cell>
          <table:table-cell table:formula="of:=ABS([.E68]-[.F68])/(([.E68]+[.F68])/2)" office:value-type="percentage" office:value="0.0351302241066021" calcext:value-type="percentage">
            <text:p>3.51%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1.9" calcext:value-type="float">
            <text:p>81.9</text:p>
          </table:table-cell>
          <table:table-cell table:formula="of:=ABS([.I68]-[.J68])/(([.I68]+[.J68])/2)" office:value-type="percentage" office:value="0.00122025625381323" calcext:value-type="percentage">
            <text:p>0.12%</text:p>
          </table:table-cell>
          <table:table-cell/>
          <table:table-cell table:number-columns-repeated="2" office:value-type="float" office:value="37.8" calcext:value-type="float">
            <text:p>37.8</text:p>
          </table:table-cell>
          <table:table-cell table:formula="of:=ABS([.N68]-[.M68])/(([.M68]+[.N68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formula="of:=ABS([.A69]-[.B69])/(([.A69]+[.B69])/2)" office:value-type="percentage" office:value="0" calcext:value-type="percentage">
            <text:p>0.00%</text:p>
          </table:table-cell>
          <table:table-cell/>
          <table:table-cell office:value-type="float" office:value="90.6" calcext:value-type="float">
            <text:p>90.6</text:p>
          </table:table-cell>
          <table:table-cell office:value-type="float" office:value="90" calcext:value-type="float">
            <text:p>90</text:p>
          </table:table-cell>
          <table:table-cell table:formula="of:=ABS([.E69]-[.F69])/(([.E69]+[.F69])/2)" office:value-type="percentage" office:value="0.00664451827242519" calcext:value-type="percentage">
            <text:p>0.66%</text:p>
          </table:table-cell>
          <table:table-cell/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table:formula="of:=ABS([.I69]-[.J69])/(([.I69]+[.J69])/2)" office:value-type="percentage" office:value="0.0024213075060533" calcext:value-type="percentage">
            <text:p>0.24%</text:p>
          </table:table-cell>
          <table:table-cell/>
          <table:table-cell table:number-columns-repeated="2" office:value-type="float" office:value="18.9" calcext:value-type="float">
            <text:p>18.9</text:p>
          </table:table-cell>
          <table:table-cell table:formula="of:=ABS([.N69]-[.M69])/(([.M69]+[.N69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4.5" calcext:value-type="float">
            <text:p>34.5</text:p>
          </table:table-cell>
          <table:table-cell table:formula="of:=ABS([.A70]-[.B70])/(([.A70]+[.B70])/2)" office:value-type="percentage" office:value="0.00581395348837218" calcext:value-type="percentage">
            <text:p>0.58%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float" office:value="81.8" calcext:value-type="float">
            <text:p>81.8</text:p>
          </table:table-cell>
          <table:table-cell table:formula="of:=ABS([.E70]-[.F70])/(([.E70]+[.F70])/2)" office:value-type="percentage" office:value="0.0907348242811501" calcext:value-type="percentage">
            <text:p>9.07%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float" office:value="81.9" calcext:value-type="float">
            <text:p>81.9</text:p>
          </table:table-cell>
          <table:table-cell table:formula="of:=ABS([.I70]-[.J70])/(([.I70]+[.J70])/2)" office:value-type="percentage" office:value="0.0121359223300971" calcext:value-type="percentage">
            <text:p>1.21%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N70]-[.M70])/(([.M70]+[.N70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21.9" calcext:value-type="float">
            <text:p>21.9</text:p>
          </table:table-cell>
          <table:table-cell table:formula="of:=ABS([.A71]-[.B71])/(([.A71]+[.B71])/2)" office:value-type="percentage" office:value="0.308880308880309" calcext:value-type="percentage">
            <text:p>30.89%</text:p>
          </table:table-cell>
          <table:table-cell/>
          <table:table-cell office:value-type="float" office:value="85.6" calcext:value-type="float">
            <text:p>85.6</text:p>
          </table:table-cell>
          <table:table-cell office:value-type="float" office:value="77.4" calcext:value-type="float">
            <text:p>77.4</text:p>
          </table:table-cell>
          <table:table-cell table:formula="of:=ABS([.E71]-[.F71])/(([.E71]+[.F71])/2)" office:value-type="percentage" office:value="0.100613496932515" calcext:value-type="percentage">
            <text:p>10.06%</text:p>
          </table:table-cell>
          <table:table-cell/>
          <table:table-cell office:value-type="float" office:value="76.2" calcext:value-type="float">
            <text:p>76.2</text:p>
          </table:table-cell>
          <table:table-cell office:value-type="float" office:value="71.8" calcext:value-type="float">
            <text:p>71.8</text:p>
          </table:table-cell>
          <table:table-cell table:formula="of:=ABS([.I71]-[.J71])/(([.I71]+[.J71])/2)" office:value-type="percentage" office:value="0.0594594594594595" calcext:value-type="percentage">
            <text:p>5.95%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N71]-[.M71])/(([.M71]+[.N71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38.7" calcext:value-type="float">
            <text:p>38.7</text:p>
          </table:table-cell>
          <table:table-cell table:formula="of:=ABS([.A72]-[.B72])/(([.A72]+[.B72])/2)" office:value-type="percentage" office:value="0.00778210116731529" calcext:value-type="percentage">
            <text:p>0.78%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1.1" calcext:value-type="float">
            <text:p>81.1</text:p>
          </table:table-cell>
          <table:table-cell table:formula="of:=ABS([.E72]-[.F72])/(([.E72]+[.F72])/2)" office:value-type="percentage" office:value="0.0518659076533839" calcext:value-type="percentage">
            <text:p>5.19%</text:p>
          </table:table-cell>
          <table:table-cell/>
          <table:table-cell office:value-type="float" office:value="68.3" calcext:value-type="float">
            <text:p>68.3</text:p>
          </table:table-cell>
          <table:table-cell office:value-type="float" office:value="68.1" calcext:value-type="float">
            <text:p>68.1</text:p>
          </table:table-cell>
          <table:table-cell table:formula="of:=ABS([.I72]-[.J72])/(([.I72]+[.J72])/2)" office:value-type="percentage" office:value="0.00293255131964814" calcext:value-type="percentage">
            <text:p>0.29%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N72]-[.M72])/(([.M72]+[.N72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formula="of:=ABS([.A73]-[.B73])/(([.A73]+[.B73])/2)" office:value-type="percentage" office:value="0" calcext:value-type="percentage">
            <text:p>0.00%</text:p>
          </table:table-cell>
          <table:table-cell/>
          <table:table-cell office:value-type="float" office:value="83.8" calcext:value-type="float">
            <text:p>83.8</text:p>
          </table:table-cell>
          <table:table-cell office:value-type="float" office:value="86.4" calcext:value-type="float">
            <text:p>86.4</text:p>
          </table:table-cell>
          <table:table-cell table:formula="of:=ABS([.E73]-[.F73])/(([.E73]+[.F73])/2)" office:value-type="percentage" office:value="0.0305522914218567" calcext:value-type="percentage">
            <text:p>3.06%</text:p>
          </table:table-cell>
          <table:table-cell/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table:formula="of:=ABS([.I73]-[.J73])/(([.I73]+[.J73])/2)" office:value-type="percentage" office:value="0.00951733514615911" calcext:value-type="percentage">
            <text:p>0.95%</text:p>
          </table:table-cell>
          <table:table-cell/>
          <table:table-cell table:number-columns-repeated="2" office:value-type="float" office:value="42.3" calcext:value-type="float">
            <text:p>42.3</text:p>
          </table:table-cell>
          <table:table-cell table:formula="of:=ABS([.N73]-[.M73])/(([.M73]+[.N73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3.7" calcext:value-type="float">
            <text:p>33.7</text:p>
          </table:table-cell>
          <table:table-cell table:formula="of:=ABS([.A74]-[.B74])/(([.A74]+[.B74])/2)" office:value-type="percentage" office:value="0.00296296296296279" calcext:value-type="percentage">
            <text:p>0.30%</text:p>
          </table:table-cell>
          <table:table-cell/>
          <table:table-cell office:value-type="float" office:value="80.9" calcext:value-type="float">
            <text:p>80.9</text:p>
          </table:table-cell>
          <table:table-cell office:value-type="float" office:value="83.4" calcext:value-type="float">
            <text:p>83.4</text:p>
          </table:table-cell>
          <table:table-cell table:formula="of:=ABS([.E74]-[.F74])/(([.E74]+[.F74])/2)" office:value-type="percentage" office:value="0.0304321363359708" calcext:value-type="percentage">
            <text:p>3.04%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77.3" calcext:value-type="float">
            <text:p>77.3</text:p>
          </table:table-cell>
          <table:table-cell table:formula="of:=ABS([.I74]-[.J74])/(([.I74]+[.J74])/2)" office:value-type="percentage" office:value="0.0012928248222367" calcext:value-type="percentage">
            <text:p>0.13%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ABS([.N74]-[.M74])/(([.M74]+[.N74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66.1" calcext:value-type="float">
            <text:p>66.1</text:p>
          </table:table-cell>
          <table:table-cell table:formula="of:=ABS([.A75]-[.B75])/(([.A75]+[.B75])/2)" office:value-type="percentage" office:value="0.00603318250377083" calcext:value-type="percentage">
            <text:p>0.60%</text:p>
          </table:table-cell>
          <table:table-cell/>
          <table:table-cell office:value-type="float" office:value="72.2" calcext:value-type="float">
            <text:p>72.2</text:p>
          </table:table-cell>
          <table:table-cell office:value-type="float" office:value="74.2" calcext:value-type="float">
            <text:p>74.2</text:p>
          </table:table-cell>
          <table:table-cell table:formula="of:=ABS([.E75]-[.F75])/(([.E75]+[.F75])/2)" office:value-type="percentage" office:value="0.0273224043715847" calcext:value-type="percentage">
            <text:p>2.73%</text:p>
          </table:table-cell>
          <table:table-cell/>
          <table:table-cell office:value-type="float" office:value="55.1" calcext:value-type="float">
            <text:p>55.1</text:p>
          </table:table-cell>
          <table:table-cell office:value-type="float" office:value="54.7" calcext:value-type="float">
            <text:p>54.7</text:p>
          </table:table-cell>
          <table:table-cell table:formula="of:=ABS([.I75]-[.J75])/(([.I75]+[.J75])/2)" office:value-type="percentage" office:value="0.00728597449908923" calcext:value-type="percentage">
            <text:p>0.73%</text:p>
          </table:table-cell>
          <table:table-cell/>
          <table:table-cell table:number-columns-repeated="2" office:value-type="float" office:value="32.7" calcext:value-type="float">
            <text:p>32.7</text:p>
          </table:table-cell>
          <table:table-cell table:formula="of:=ABS([.N75]-[.M75])/(([.M75]+[.N75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40.2" calcext:value-type="float">
            <text:p>40.2</text:p>
          </table:table-cell>
          <table:table-cell table:formula="of:=ABS([.A76]-[.B76])/(([.A76]+[.B76])/2)" office:value-type="percentage" office:value="0.00249066002490664" calcext:value-type="percentage">
            <text:p>0.25%</text:p>
          </table:table-cell>
          <table:table-cell/>
          <table:table-cell office:value-type="float" office:value="75.6" calcext:value-type="float">
            <text:p>75.6</text:p>
          </table:table-cell>
          <table:table-cell office:value-type="float" office:value="81.8" calcext:value-type="float">
            <text:p>81.8</text:p>
          </table:table-cell>
          <table:table-cell table:formula="of:=ABS([.E76]-[.F76])/(([.E76]+[.F76])/2)" office:value-type="percentage" office:value="0.0787801778907243" calcext:value-type="percentage">
            <text:p>7.88%</text:p>
          </table:table-cell>
          <table:table-cell/>
          <table:table-cell office:value-type="float" office:value="61.2" calcext:value-type="float">
            <text:p>61.2</text:p>
          </table:table-cell>
          <table:table-cell office:value-type="float" office:value="61.8" calcext:value-type="float">
            <text:p>61.8</text:p>
          </table:table-cell>
          <table:table-cell table:formula="of:=ABS([.I76]-[.J76])/(([.I76]+[.J76])/2)" office:value-type="percentage" office:value="0.00975609756097552" calcext:value-type="percentage">
            <text:p>0.98%</text:p>
          </table:table-cell>
          <table:table-cell/>
          <table:table-cell table:number-columns-repeated="2" office:value-type="float" office:value="42.3" calcext:value-type="float">
            <text:p>42.3</text:p>
          </table:table-cell>
          <table:table-cell table:formula="of:=ABS([.N76]-[.M76])/(([.M76]+[.N76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59.6" calcext:value-type="float">
            <text:p>59.6</text:p>
          </table:table-cell>
          <table:table-cell table:formula="of:=ABS([.A77]-[.B77])/(([.A77]+[.B77])/2)" office:value-type="percentage" office:value="0.005020920502092" calcext:value-type="percentage">
            <text:p>0.50%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77.8" calcext:value-type="float">
            <text:p>77.8</text:p>
          </table:table-cell>
          <table:table-cell table:formula="of:=ABS([.E77]-[.F77])/(([.E77]+[.F77])/2)" office:value-type="percentage" office:value="0.0051282051282052" calcext:value-type="percentage">
            <text:p>0.51%</text:p>
          </table:table-cell>
          <table:table-cell/>
          <table:table-cell office:value-type="float" office:value="64.9" calcext:value-type="float">
            <text:p>64.9</text:p>
          </table:table-cell>
          <table:table-cell office:value-type="float" office:value="64.2" calcext:value-type="float">
            <text:p>64.2</text:p>
          </table:table-cell>
          <table:table-cell table:formula="of:=ABS([.I77]-[.J77])/(([.I77]+[.J77])/2)" office:value-type="percentage" office:value="0.0108443067389621" calcext:value-type="percentage">
            <text:p>1.08%</text:p>
          </table:table-cell>
          <table:table-cell/>
          <table:table-cell table:number-columns-repeated="2" office:value-type="float" office:value="18.9" calcext:value-type="float">
            <text:p>18.9</text:p>
          </table:table-cell>
          <table:table-cell table:formula="of:=ABS([.N77]-[.M77])/(([.M77]+[.N77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4.3" calcext:value-type="float">
            <text:p>34.3</text:p>
          </table:table-cell>
          <table:table-cell table:formula="of:=ABS([.A78]-[.B78])/(([.A78]+[.B78])/2)" office:value-type="percentage" office:value="0" calcext:value-type="percentage">
            <text:p>0.00%</text:p>
          </table:table-cell>
          <table:table-cell/>
          <table:table-cell office:value-type="float" office:value="93.3" calcext:value-type="float">
            <text:p>93.3</text:p>
          </table:table-cell>
          <table:table-cell office:value-type="float" office:value="92.2" calcext:value-type="float">
            <text:p>92.2</text:p>
          </table:table-cell>
          <table:table-cell table:formula="of:=ABS([.E78]-[.F78])/(([.E78]+[.F78])/2)" office:value-type="percentage" office:value="0.0118598382749326" calcext:value-type="percentage">
            <text:p>1.19%</text:p>
          </table:table-cell>
          <table:table-cell/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table:formula="of:=ABS([.I78]-[.J78])/(([.I78]+[.J78])/2)" office:value-type="percentage" office:value="0.0024213075060533" calcext:value-type="percentage">
            <text:p>0.24%</text:p>
          </table:table-cell>
          <table:table-cell/>
          <table:table-cell table:number-columns-repeated="2" office:value-type="float" office:value="18.9" calcext:value-type="float">
            <text:p>18.9</text:p>
          </table:table-cell>
          <table:table-cell table:formula="of:=ABS([.N78]-[.M78])/(([.M78]+[.N78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43" calcext:value-type="float">
            <text:p>43</text:p>
          </table:table-cell>
          <table:table-cell table:formula="of:=ABS([.A79]-[.B79])/(([.A79]+[.B79])/2)" office:value-type="percentage" office:value="0.00464037122969844" calcext:value-type="percentage">
            <text:p>0.46%</text:p>
          </table:table-cell>
          <table:table-cell/>
          <table:table-cell office:value-type="float" office:value="88.6" calcext:value-type="float">
            <text:p>88.6</text:p>
          </table:table-cell>
          <table:table-cell office:value-type="float" office:value="87.8" calcext:value-type="float">
            <text:p>87.8</text:p>
          </table:table-cell>
          <table:table-cell table:formula="of:=ABS([.E79]-[.F79])/(([.E79]+[.F79])/2)" office:value-type="percentage" office:value="0.00907029478458047" calcext:value-type="percentage">
            <text:p>0.91%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61.8" calcext:value-type="float">
            <text:p>61.8</text:p>
          </table:table-cell>
          <table:table-cell table:formula="of:=ABS([.I79]-[.J79])/(([.I79]+[.J79])/2)" office:value-type="percentage" office:value="0.0112630732099759" calcext:value-type="percentage">
            <text:p>1.13%</text:p>
          </table:table-cell>
          <table:table-cell/>
          <table:table-cell table:number-columns-repeated="2" office:value-type="float" office:value="18.9" calcext:value-type="float">
            <text:p>18.9</text:p>
          </table:table-cell>
          <table:table-cell table:formula="of:=ABS([.N79]-[.M79])/(([.M79]+[.N79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7.7" calcext:value-type="float">
            <text:p>47.7</text:p>
          </table:table-cell>
          <table:table-cell table:formula="of:=ABS([.A80]-[.B80])/(([.A80]+[.B80])/2)" office:value-type="percentage" office:value="0" calcext:value-type="percentage">
            <text:p>0.00%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0.1" calcext:value-type="float">
            <text:p>80.1</text:p>
          </table:table-cell>
          <table:table-cell table:formula="of:=ABS([.E80]-[.F80])/(([.E80]+[.F80])/2)" office:value-type="percentage" office:value="0.0234423195558298" calcext:value-type="percentage">
            <text:p>2.34%</text:p>
          </table:table-cell>
          <table:table-cell/>
          <table:table-cell office:value-type="float" office:value="65.8" calcext:value-type="float">
            <text:p>65.8</text:p>
          </table:table-cell>
          <table:table-cell office:value-type="float" office:value="65" calcext:value-type="float">
            <text:p>65</text:p>
          </table:table-cell>
          <table:table-cell table:formula="of:=ABS([.I80]-[.J80])/(([.I80]+[.J80])/2)" office:value-type="percentage" office:value="0.0122324159021406" calcext:value-type="percentage">
            <text:p>1.22%</text:p>
          </table:table-cell>
          <table:table-cell/>
          <table:table-cell table:number-columns-repeated="2" office:value-type="float" office:value="18.9" calcext:value-type="float">
            <text:p>18.9</text:p>
          </table:table-cell>
          <table:table-cell table:formula="of:=ABS([.N80]-[.M80])/(([.M80]+[.N80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2.3" calcext:value-type="float">
            <text:p>42.3</text:p>
          </table:table-cell>
          <table:table-cell table:formula="of:=ABS([.A81]-[.B81])/(([.A81]+[.B81])/2)" office:value-type="percentage" office:value="0.00471698113207554" calcext:value-type="percentage">
            <text:p>0.47%</text:p>
          </table:table-cell>
          <table:table-cell/>
          <table:table-cell office:value-type="float" office:value="66.4" calcext:value-type="float">
            <text:p>66.4</text:p>
          </table:table-cell>
          <table:table-cell office:value-type="float" office:value="68.8" calcext:value-type="float">
            <text:p>68.8</text:p>
          </table:table-cell>
          <table:table-cell table:formula="of:=ABS([.E81]-[.F81])/(([.E81]+[.F81])/2)" office:value-type="percentage" office:value="0.0355029585798815" calcext:value-type="percentage">
            <text:p>3.55%</text:p>
          </table:table-cell>
          <table:table-cell/>
          <table:table-cell office:value-type="float" office:value="58.9" calcext:value-type="float">
            <text:p>58.9</text:p>
          </table:table-cell>
          <table:table-cell office:value-type="float" office:value="58.3" calcext:value-type="float">
            <text:p>58.3</text:p>
          </table:table-cell>
          <table:table-cell table:formula="of:=ABS([.I81]-[.J81])/(([.I81]+[.J81])/2)" office:value-type="percentage" office:value="0.0102389078498294" calcext:value-type="percentage">
            <text:p>1.02%</text:p>
          </table:table-cell>
          <table:table-cell/>
          <table:table-cell table:number-columns-repeated="2" office:value-type="float" office:value="42.3" calcext:value-type="float">
            <text:p>42.3</text:p>
          </table:table-cell>
          <table:table-cell table:formula="of:=ABS([.N81]-[.M81])/(([.M81]+[.N81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8.6" calcext:value-type="float">
            <text:p>28.6</text:p>
          </table:table-cell>
          <table:table-cell table:formula="of:=ABS([.A82]-[.B82])/(([.A82]+[.B82])/2)" office:value-type="percentage" office:value="0.00696864111498255" calcext:value-type="percentage">
            <text:p>0.70%</text:p>
          </table:table-cell>
          <table:table-cell/>
          <table:table-cell office:value-type="float" office:value="89.6" calcext:value-type="float">
            <text:p>89.6</text:p>
          </table:table-cell>
          <table:table-cell office:value-type="float" office:value="93.9" calcext:value-type="float">
            <text:p>93.9</text:p>
          </table:table-cell>
          <table:table-cell table:formula="of:=ABS([.E82]-[.F82])/(([.E82]+[.F82])/2)" office:value-type="percentage" office:value="0.0468664850136241" calcext:value-type="percentage">
            <text:p>4.69%</text:p>
          </table:table-cell>
          <table:table-cell/>
          <table:table-cell office:value-type="float" office:value="82.2" calcext:value-type="float">
            <text:p>82.2</text:p>
          </table:table-cell>
          <table:table-cell office:value-type="float" office:value="81.9" calcext:value-type="float">
            <text:p>81.9</text:p>
          </table:table-cell>
          <table:table-cell table:formula="of:=ABS([.I82]-[.J82])/(([.I82]+[.J82])/2)" office:value-type="percentage" office:value="0.00365630712979887" calcext:value-type="percentage">
            <text:p>0.37%</text:p>
          </table:table-cell>
          <table:table-cell/>
          <table:table-cell table:number-columns-repeated="2" office:value-type="float" office:value="26.7" calcext:value-type="float">
            <text:p>26.7</text:p>
          </table:table-cell>
          <table:table-cell table:formula="of:=ABS([.N82]-[.M82])/(([.M82]+[.N82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40" calcext:value-type="float">
            <text:p>40</text:p>
          </table:table-cell>
          <table:table-cell table:formula="of:=ABS([.A83]-[.B83])/(([.A83]+[.B83])/2)" office:value-type="percentage" office:value="0.0408163265306123" calcext:value-type="percentage">
            <text:p>4.08%</text:p>
          </table:table-cell>
          <table:table-cell/>
          <table:table-cell office:value-type="float" office:value="91.9" calcext:value-type="float">
            <text:p>91.9</text:p>
          </table:table-cell>
          <table:table-cell office:value-type="float" office:value="85" calcext:value-type="float">
            <text:p>85</text:p>
          </table:table-cell>
          <table:table-cell table:formula="of:=ABS([.E83]-[.F83])/(([.E83]+[.F83])/2)" office:value-type="percentage" office:value="0.0780101752402488" calcext:value-type="percentage">
            <text:p>7.80%</text:p>
          </table:table-cell>
          <table:table-cell/>
          <table:table-cell office:value-type="float" office:value="64.7" calcext:value-type="float">
            <text:p>64.7</text:p>
          </table:table-cell>
          <table:table-cell office:value-type="float" office:value="65.8" calcext:value-type="float">
            <text:p>65.8</text:p>
          </table:table-cell>
          <table:table-cell table:formula="of:=ABS([.I83]-[.J83])/(([.I83]+[.J83])/2)" office:value-type="percentage" office:value="0.0168582375478926" calcext:value-type="percentage">
            <text:p>1.69%</text:p>
          </table:table-cell>
          <table:table-cell/>
          <table:table-cell table:number-columns-repeated="2" office:value-type="float" office:value="18.9" calcext:value-type="float">
            <text:p>18.9</text:p>
          </table:table-cell>
          <table:table-cell table:formula="of:=ABS([.N83]-[.M83])/(([.M83]+[.N83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5" calcext:value-type="float">
            <text:p>57.5</text:p>
          </table:table-cell>
          <table:table-cell table:formula="of:=ABS([.A84]-[.B84])/(([.A84]+[.B84])/2)" office:value-type="percentage" office:value="0.00873362445414847" calcext:value-type="percentage">
            <text:p>0.87%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float" office:value="76.8" calcext:value-type="float">
            <text:p>76.8</text:p>
          </table:table-cell>
          <table:table-cell table:formula="of:=ABS([.E84]-[.F84])/(([.E84]+[.F84])/2)" office:value-type="percentage" office:value="0.00653167864141084" calcext:value-type="percentage">
            <text:p>0.65%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59.2" calcext:value-type="float">
            <text:p>59.2</text:p>
          </table:table-cell>
          <table:table-cell table:formula="of:=ABS([.I84]-[.J84])/(([.I84]+[.J84])/2)" office:value-type="percentage" office:value="0.00505475989890475" calcext:value-type="percentage">
            <text:p>0.51%</text:p>
          </table:table-cell>
          <table:table-cell/>
          <table:table-cell table:number-columns-repeated="2" office:value-type="float" office:value="18.9" calcext:value-type="float">
            <text:p>18.9</text:p>
          </table:table-cell>
          <table:table-cell table:formula="of:=ABS([.N84]-[.M84])/(([.M84]+[.N84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9.5" calcext:value-type="float">
            <text:p>29.5</text:p>
          </table:table-cell>
          <table:table-cell table:formula="of:=ABS([.A85]-[.B85])/(([.A85]+[.B85])/2)" office:value-type="percentage" office:value="0.00339558573853995" calcext:value-type="percentage">
            <text:p>0.34%</text:p>
          </table:table-cell>
          <table:table-cell/>
          <table:table-cell office:value-type="float" office:value="77.8" calcext:value-type="float">
            <text:p>77.8</text:p>
          </table:table-cell>
          <table:table-cell office:value-type="float" office:value="80.9" calcext:value-type="float">
            <text:p>80.9</text:p>
          </table:table-cell>
          <table:table-cell table:formula="of:=ABS([.E85]-[.F85])/(([.E85]+[.F85])/2)" office:value-type="percentage" office:value="0.0390674228103341" calcext:value-type="percentage">
            <text:p>3.91%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75.3" calcext:value-type="float">
            <text:p>75.3</text:p>
          </table:table-cell>
          <table:table-cell table:formula="of:=ABS([.I85]-[.J85])/(([.I85]+[.J85])/2)" office:value-type="percentage" office:value="0.00132890365448497" calcext:value-type="percentage">
            <text:p>0.13%</text:p>
          </table:table-cell>
          <table:table-cell/>
          <table:table-cell table:number-columns-repeated="2" office:value-type="float" office:value="46.3" calcext:value-type="float">
            <text:p>46.3</text:p>
          </table:table-cell>
          <table:table-cell table:formula="of:=ABS([.N85]-[.M85])/(([.M85]+[.N85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6.4" calcext:value-type="float">
            <text:p>36.4</text:p>
          </table:table-cell>
          <table:table-cell table:formula="of:=ABS([.A86]-[.B86])/(([.A86]+[.B86])/2)" office:value-type="percentage" office:value="0" calcext:value-type="percentage">
            <text:p>0.00%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93.6" calcext:value-type="float">
            <text:p>93.6</text:p>
          </table:table-cell>
          <table:table-cell table:formula="of:=ABS([.E86]-[.F86])/(([.E86]+[.F86])/2)" office:value-type="percentage" office:value="0.00745077168706762" calcext:value-type="percentage">
            <text:p>0.75%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7.3" calcext:value-type="float">
            <text:p>87.3</text:p>
          </table:table-cell>
          <table:table-cell table:formula="of:=ABS([.I86]-[.J86])/(([.I86]+[.J86])/2)" office:value-type="percentage" office:value="0.00344234079173835" calcext:value-type="percentage">
            <text:p>0.34%</text:p>
          </table:table-cell>
          <table:table-cell/>
          <table:table-cell table:number-columns-repeated="2" office:value-type="float" office:value="18.9" calcext:value-type="float">
            <text:p>18.9</text:p>
          </table:table-cell>
          <table:table-cell table:formula="of:=ABS([.N86]-[.M86])/(([.M86]+[.N86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6.2" calcext:value-type="float">
            <text:p>36.2</text:p>
          </table:table-cell>
          <table:table-cell table:formula="of:=ABS([.A87]-[.B87])/(([.A87]+[.B87])/2)" office:value-type="percentage" office:value="0.00275862068965502" calcext:value-type="percentage">
            <text:p>0.28%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BS([.E87]-[.F87])/(([.E87]+[.F87])/2)" office:value-type="percentage" office:value="0" calcext:value-type="percentage">
            <text:p>0.00%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84.3" calcext:value-type="float">
            <text:p>84.3</text:p>
          </table:table-cell>
          <table:table-cell table:formula="of:=ABS([.I87]-[.J87])/(([.I87]+[.J87])/2)" office:value-type="percentage" office:value="0.0141342756183746" calcext:value-type="percentage">
            <text:p>1.41%</text:p>
          </table:table-cell>
          <table:table-cell/>
          <table:table-cell table:number-columns-repeated="2" office:value-type="float" office:value="18.9" calcext:value-type="float">
            <text:p>18.9</text:p>
          </table:table-cell>
          <table:table-cell table:formula="of:=ABS([.N87]-[.M87])/(([.M87]+[.N87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5.7" calcext:value-type="float">
            <text:p>35.7</text:p>
          </table:table-cell>
          <table:table-cell table:formula="of:=ABS([.A88]-[.B88])/(([.A88]+[.B88])/2)" office:value-type="percentage" office:value="0.00561797752808997" calcext:value-type="percentage">
            <text:p>0.56%</text:p>
          </table:table-cell>
          <table:table-cell/>
          <table:table-cell office:value-type="float" office:value="76.2" calcext:value-type="float">
            <text:p>76.2</text:p>
          </table:table-cell>
          <table:table-cell office:value-type="float" office:value="78.7" calcext:value-type="float">
            <text:p>78.7</text:p>
          </table:table-cell>
          <table:table-cell table:formula="of:=ABS([.E88]-[.F88])/(([.E88]+[.F88])/2)" office:value-type="percentage" office:value="0.0322788896061975" calcext:value-type="percentage">
            <text:p>3.23%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81.2" calcext:value-type="float">
            <text:p>81.2</text:p>
          </table:table-cell>
          <table:table-cell table:formula="of:=ABS([.I88]-[.J88])/(([.I88]+[.J88])/2)" office:value-type="percentage" office:value="0.00368776889981558" calcext:value-type="percentage">
            <text:p>0.37%</text:p>
          </table:table-cell>
          <table:table-cell/>
          <table:table-cell table:number-columns-repeated="2" office:value-type="float" office:value="37.8" calcext:value-type="float">
            <text:p>37.8</text:p>
          </table:table-cell>
          <table:table-cell table:formula="of:=ABS([.N88]-[.M88])/(([.M88]+[.N88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39.5" calcext:value-type="float">
            <text:p>39.5</text:p>
          </table:table-cell>
          <table:table-cell table:formula="of:=ABS([.A89]-[.B89])/(([.A89]+[.B89])/2)" office:value-type="percentage" office:value="0.010178117048346" calcext:value-type="percentage">
            <text:p>1.02%</text:p>
          </table:table-cell>
          <table:table-cell/>
          <table:table-cell office:value-type="float" office:value="62.7" calcext:value-type="float">
            <text:p>62.7</text:p>
          </table:table-cell>
          <table:table-cell office:value-type="float" office:value="64.7" calcext:value-type="float">
            <text:p>64.7</text:p>
          </table:table-cell>
          <table:table-cell table:formula="of:=ABS([.E89]-[.F89])/(([.E89]+[.F89])/2)" office:value-type="percentage" office:value="0.0313971742543171" calcext:value-type="percentage">
            <text:p>3.14%</text:p>
          </table:table-cell>
          <table:table-cell/>
          <table:table-cell office:value-type="float" office:value="71.4" calcext:value-type="float">
            <text:p>71.4</text:p>
          </table:table-cell>
          <table:table-cell office:value-type="float" office:value="71.8" calcext:value-type="float">
            <text:p>71.8</text:p>
          </table:table-cell>
          <table:table-cell table:formula="of:=ABS([.I89]-[.J89])/(([.I89]+[.J89])/2)" office:value-type="percentage" office:value="0.00558659217877083" calcext:value-type="percentage">
            <text:p>0.56%</text:p>
          </table:table-cell>
          <table:table-cell/>
          <table:table-cell table:number-columns-repeated="2" office:value-type="float" office:value="46.3" calcext:value-type="float">
            <text:p>46.3</text:p>
          </table:table-cell>
          <table:table-cell table:formula="of:=ABS([.N89]-[.M89])/(([.M89]+[.N89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1.5" calcext:value-type="float">
            <text:p>31.5</text:p>
          </table:table-cell>
          <table:table-cell table:formula="of:=ABS([.A90]-[.B90])/(([.A90]+[.B90])/2)" office:value-type="percentage" office:value="0.00956937799043064" calcext:value-type="percentage">
            <text:p>0.96%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73.1" calcext:value-type="float">
            <text:p>73.1</text:p>
          </table:table-cell>
          <table:table-cell table:formula="of:=ABS([.E90]-[.F90])/(([.E90]+[.F90])/2)" office:value-type="percentage" office:value="0.0362116991643453" calcext:value-type="percentage">
            <text:p>3.62%</text:p>
          </table:table-cell>
          <table:table-cell/>
          <table:table-cell office:value-type="float" office:value="76.4" calcext:value-type="float">
            <text:p>76.4</text:p>
          </table:table-cell>
          <table:table-cell office:value-type="float" office:value="75.3" calcext:value-type="float">
            <text:p>75.3</text:p>
          </table:table-cell>
          <table:table-cell table:formula="of:=ABS([.I90]-[.J90])/(([.I90]+[.J90])/2)" office:value-type="percentage" office:value="0.0145023071852341" calcext:value-type="percentage">
            <text:p>1.45%</text:p>
          </table:table-cell>
          <table:table-cell/>
          <table:table-cell table:number-columns-repeated="2" office:value-type="float" office:value="46.3" calcext:value-type="float">
            <text:p>46.3</text:p>
          </table:table-cell>
          <table:table-cell table:formula="of:=ABS([.N90]-[.M90])/(([.M90]+[.N90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3.3" calcext:value-type="float">
            <text:p>33.3</text:p>
          </table:table-cell>
          <table:table-cell table:formula="of:=ABS([.A91]-[.B91])/(([.A91]+[.B91])/2)" office:value-type="percentage" office:value="0.0151285930408472" calcext:value-type="percentage">
            <text:p>1.51%</text:p>
          </table:table-cell>
          <table:table-cell/>
          <table:table-cell office:value-type="float" office:value="78.3" calcext:value-type="float">
            <text:p>78.3</text:p>
          </table:table-cell>
          <table:table-cell office:value-type="float" office:value="79.2" calcext:value-type="float">
            <text:p>79.2</text:p>
          </table:table-cell>
          <table:table-cell table:formula="of:=ABS([.E91]-[.F91])/(([.E91]+[.F91])/2)" office:value-type="percentage" office:value="0.0114285714285715" calcext:value-type="percentage">
            <text:p>1.14%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4.6" calcext:value-type="float">
            <text:p>74.6</text:p>
          </table:table-cell>
          <table:table-cell table:formula="of:=ABS([.I91]-[.J91])/(([.I91]+[.J91])/2)" office:value-type="percentage" office:value="0.00807537012113048" calcext:value-type="percentage">
            <text:p>0.81%</text:p>
          </table:table-cell>
          <table:table-cell/>
          <table:table-cell table:number-columns-repeated="2" office:value-type="float" office:value="37.8" calcext:value-type="float">
            <text:p>37.8</text:p>
          </table:table-cell>
          <table:table-cell table:formula="of:=ABS([.N91]-[.M91])/(([.M91]+[.N91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.7" calcext:value-type="float">
            <text:p>37.7</text:p>
          </table:table-cell>
          <table:table-cell table:formula="of:=ABS([.A92]-[.B92])/(([.A92]+[.B92])/2)" office:value-type="percentage" office:value="0" calcext:value-type="percentage">
            <text:p>0.00%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1.6" calcext:value-type="float">
            <text:p>81.6</text:p>
          </table:table-cell>
          <table:table-cell table:formula="of:=ABS([.E92]-[.F92])/(([.E92]+[.F92])/2)" office:value-type="percentage" office:value="0.0289855072463769" calcext:value-type="percentage">
            <text:p>2.90%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.3" calcext:value-type="float">
            <text:p>84.3</text:p>
          </table:table-cell>
          <table:table-cell table:formula="of:=ABS([.I92]-[.J92])/(([.I92]+[.J92])/2)" office:value-type="percentage" office:value="0.00826934435912584" calcext:value-type="percentage">
            <text:p>0.83%</text:p>
          </table:table-cell>
          <table:table-cell/>
          <table:table-cell table:number-columns-repeated="2" office:value-type="float" office:value="32.7" calcext:value-type="float">
            <text:p>32.7</text:p>
          </table:table-cell>
          <table:table-cell table:formula="of:=ABS([.N92]-[.M92])/(([.M92]+[.N92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31.1" calcext:value-type="float">
            <text:p>31.1</text:p>
          </table:table-cell>
          <table:table-cell table:formula="of:=ABS([.A93]-[.B93])/(([.A93]+[.B93])/2)" office:value-type="percentage" office:value="0.00641025641025639" calcext:value-type="percentage">
            <text:p>0.64%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83.7" calcext:value-type="float">
            <text:p>83.7</text:p>
          </table:table-cell>
          <table:table-cell table:formula="of:=ABS([.E93]-[.F93])/(([.E93]+[.F93])/2)" office:value-type="percentage" office:value="0.0303214069132808" calcext:value-type="percentage">
            <text:p>3.03%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6.7" calcext:value-type="float">
            <text:p>86.7</text:p>
          </table:table-cell>
          <table:table-cell table:formula="of:=ABS([.I93]-[.J93])/(([.I93]+[.J93])/2)" office:value-type="percentage" office:value="0.00345423143350601" calcext:value-type="percentage">
            <text:p>0.35%</text:p>
          </table:table-cell>
          <table:table-cell/>
          <table:table-cell table:number-columns-repeated="2" office:value-type="float" office:value="32.7" calcext:value-type="float">
            <text:p>32.7</text:p>
          </table:table-cell>
          <table:table-cell table:formula="of:=ABS([.N93]-[.M93])/(([.M93]+[.N93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5.6" calcext:value-type="float">
            <text:p>35.6</text:p>
          </table:table-cell>
          <table:table-cell table:formula="of:=ABS([.A94]-[.B94])/(([.A94]+[.B94])/2)" office:value-type="percentage" office:value="0" calcext:value-type="percentage">
            <text:p>0.00%</text:p>
          </table:table-cell>
          <table:table-cell/>
          <table:table-cell office:value-type="float" office:value="76.1" calcext:value-type="float">
            <text:p>76.1</text:p>
          </table:table-cell>
          <table:table-cell office:value-type="float" office:value="78.9" calcext:value-type="float">
            <text:p>78.9</text:p>
          </table:table-cell>
          <table:table-cell table:formula="of:=ABS([.E94]-[.F94])/(([.E94]+[.F94])/2)" office:value-type="percentage" office:value="0.0361290322580647" calcext:value-type="percentage">
            <text:p>3.61%</text:p>
          </table:table-cell>
          <table:table-cell/>
          <table:table-cell office:value-type="float" office:value="76.4" calcext:value-type="float">
            <text:p>76.4</text:p>
          </table:table-cell>
          <table:table-cell office:value-type="float" office:value="76.7" calcext:value-type="float">
            <text:p>76.7</text:p>
          </table:table-cell>
          <table:table-cell table:formula="of:=ABS([.I94]-[.J94])/(([.I94]+[.J94])/2)" office:value-type="percentage" office:value="0.00391900718484647" calcext:value-type="percentage">
            <text:p>0.39%</text:p>
          </table:table-cell>
          <table:table-cell/>
          <table:table-cell table:number-columns-repeated="2" office:value-type="float" office:value="37.8" calcext:value-type="float">
            <text:p>37.8</text:p>
          </table:table-cell>
          <table:table-cell table:formula="of:=ABS([.N94]-[.M94])/(([.M94]+[.N94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30.5" calcext:value-type="float">
            <text:p>30.5</text:p>
          </table:table-cell>
          <table:table-cell table:formula="of:=ABS([.A95]-[.B95])/(([.A95]+[.B95])/2)" office:value-type="percentage" office:value="0.00327332242225864" calcext:value-type="percentage">
            <text:p>0.33%</text:p>
          </table:table-cell>
          <table:table-cell/>
          <table:table-cell office:value-type="float" office:value="79.6" calcext:value-type="float">
            <text:p>79.6</text:p>
          </table:table-cell>
          <table:table-cell office:value-type="float" office:value="80.5" calcext:value-type="float">
            <text:p>80.5</text:p>
          </table:table-cell>
          <table:table-cell table:formula="of:=ABS([.E95]-[.F95])/(([.E95]+[.F95])/2)" office:value-type="percentage" office:value="0.0112429731417865" calcext:value-type="percentage">
            <text:p>1.12%</text:p>
          </table:table-cell>
          <table:table-cell/>
          <table:table-cell office:value-type="float" office:value="69.4" calcext:value-type="float">
            <text:p>69.4</text:p>
          </table:table-cell>
          <table:table-cell office:value-type="float" office:value="68.9" calcext:value-type="float">
            <text:p>68.9</text:p>
          </table:table-cell>
          <table:table-cell table:formula="of:=ABS([.I95]-[.J95])/(([.I95]+[.J95])/2)" office:value-type="percentage" office:value="0.00723065798987708" calcext:value-type="percentage">
            <text:p>0.72%</text:p>
          </table:table-cell>
          <table:table-cell/>
          <table:table-cell table:number-columns-repeated="2" office:value-type="float" office:value="37.8" calcext:value-type="float">
            <text:p>37.8</text:p>
          </table:table-cell>
          <table:table-cell table:formula="of:=ABS([.N95]-[.M95])/(([.M95]+[.N95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5.3" calcext:value-type="float">
            <text:p>35.3</text:p>
          </table:table-cell>
          <table:table-cell table:formula="of:=ABS([.A96]-[.B96])/(([.A96]+[.B96])/2)" office:value-type="percentage" office:value="0.00564971751412437" calcext:value-type="percentage">
            <text:p>0.56%</text:p>
          </table:table-cell>
          <table:table-cell/>
          <table:table-cell office:value-type="float" office:value="79.8" calcext:value-type="float">
            <text:p>79.8</text:p>
          </table:table-cell>
          <table:table-cell office:value-type="float" office:value="80.3" calcext:value-type="float">
            <text:p>80.3</text:p>
          </table:table-cell>
          <table:table-cell table:formula="of:=ABS([.E96]-[.F96])/(([.E96]+[.F96])/2)" office:value-type="percentage" office:value="0.00624609618988132" calcext:value-type="percentage">
            <text:p>0.62%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table:formula="of:=ABS([.I96]-[.J96])/(([.I96]+[.J96])/2)" office:value-type="percentage" office:value="0.00604229607250755" calcext:value-type="percentage">
            <text:p>0.60%</text:p>
          </table:table-cell>
          <table:table-cell/>
          <table:table-cell table:number-columns-repeated="2" office:value-type="float" office:value="37.8" calcext:value-type="float">
            <text:p>37.8</text:p>
          </table:table-cell>
          <table:table-cell table:formula="of:=ABS([.N96]-[.M96])/(([.M96]+[.N96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50.3" calcext:value-type="float">
            <text:p>50.3</text:p>
          </table:table-cell>
          <table:table-cell table:formula="of:=ABS([.A97]-[.B97])/(([.A97]+[.B97])/2)" office:value-type="percentage" office:value="0.00198609731876865" calcext:value-type="percentage">
            <text:p>0.20%</text:p>
          </table:table-cell>
          <table:table-cell/>
          <table:table-cell office:value-type="float" office:value="98.3" calcext:value-type="float">
            <text:p>98.3</text:p>
          </table:table-cell>
          <table:table-cell office:value-type="float" office:value="99.4" calcext:value-type="float">
            <text:p>99.4</text:p>
          </table:table-cell>
          <table:table-cell table:formula="of:=ABS([.E97]-[.F97])/(([.E97]+[.F97])/2)" office:value-type="percentage" office:value="0.011127971674254" calcext:value-type="percentage">
            <text:p>1.11%</text:p>
          </table:table-cell>
          <table:table-cell/>
          <table:table-cell office:value-type="float" office:value="90.6" calcext:value-type="float">
            <text:p>90.6</text:p>
          </table:table-cell>
          <table:table-cell office:value-type="float" office:value="90.8" calcext:value-type="float">
            <text:p>90.8</text:p>
          </table:table-cell>
          <table:table-cell table:formula="of:=ABS([.I97]-[.J97])/(([.I97]+[.J97])/2)" office:value-type="percentage" office:value="0.00220507166482914" calcext:value-type="percentage">
            <text:p>0.22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56.7" calcext:value-type="float">
            <text:p>56.7</text:p>
          </table:table-cell>
          <table:table-cell table:formula="of:=ABS([.A98]-[.B98])/(([.A98]+[.B98])/2)" office:value-type="percentage" office:value="0.00353356890459369" calcext:value-type="percentage">
            <text:p>0.35%</text:p>
          </table:table-cell>
          <table:table-cell/>
          <table:table-cell office:value-type="float" office:value="94.6" calcext:value-type="float">
            <text:p>94.6</text:p>
          </table:table-cell>
          <table:table-cell office:value-type="float" office:value="94.2" calcext:value-type="float">
            <text:p>94.2</text:p>
          </table:table-cell>
          <table:table-cell table:formula="of:=ABS([.E98]-[.F98])/(([.E98]+[.F98])/2)" office:value-type="percentage" office:value="0.00423728813559313" calcext:value-type="percentage">
            <text:p>0.42%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1.9" calcext:value-type="float">
            <text:p>91.9</text:p>
          </table:table-cell>
          <table:table-cell table:formula="of:=ABS([.I98]-[.J98])/(([.I98]+[.J98])/2)" office:value-type="percentage" office:value="0.00108754758020657" calcext:value-type="percentage">
            <text:p>0.11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30.1" calcext:value-type="float">
            <text:p>30.1</text:p>
          </table:table-cell>
          <table:table-cell table:formula="of:=ABS([.A99]-[.B99])/(([.A99]+[.B99])/2)" office:value-type="percentage" office:value="0.00331674958540623" calcext:value-type="percentage">
            <text:p>0.33%</text:p>
          </table:table-cell>
          <table:table-cell/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table:formula="of:=ABS([.E99]-[.F99])/(([.E99]+[.F99])/2)" office:value-type="percentage" office:value="0.00982800982800979" calcext:value-type="percentage">
            <text:p>0.98%</text:p>
          </table:table-cell>
          <table:table-cell/>
          <table:table-cell office:value-type="float" office:value="86.9" calcext:value-type="float">
            <text:p>86.9</text:p>
          </table:table-cell>
          <table:table-cell office:value-type="float" office:value="86.8" calcext:value-type="float">
            <text:p>86.8</text:p>
          </table:table-cell>
          <table:table-cell table:formula="of:=ABS([.I99]-[.J99])/(([.I99]+[.J99])/2)" office:value-type="percentage" office:value="0.00115141047783545" calcext:value-type="percentage">
            <text:p>0.12%</text:p>
          </table:table-cell>
          <table:table-cell/>
          <table:table-cell table:number-columns-repeated="2" office:value-type="float" office:value="32.7" calcext:value-type="float">
            <text:p>32.7</text:p>
          </table:table-cell>
          <table:table-cell table:formula="of:=ABS([.N99]-[.M99])/(([.M99]+[.N99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1.6" calcext:value-type="float">
            <text:p>21.6</text:p>
          </table:table-cell>
          <table:table-cell table:formula="of:=ABS([.A100]-[.B100])/(([.A100]+[.B100])/2)" office:value-type="percentage" office:value="0.0473933649289099" calcext:value-type="percentage">
            <text:p>4.74%</text:p>
          </table:table-cell>
          <table:table-cell/>
          <table:table-cell office:value-type="float" office:value="99.1" calcext:value-type="float">
            <text:p>99.1</text:p>
          </table:table-cell>
          <table:table-cell office:value-type="float" office:value="100" calcext:value-type="float">
            <text:p>100</text:p>
          </table:table-cell>
          <table:table-cell table:formula="of:=ABS([.E100]-[.F100])/(([.E100]+[.F100])/2)" office:value-type="percentage" office:value="0.0090406830738323" calcext:value-type="percentage">
            <text:p>0.90%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85.6" calcext:value-type="float">
            <text:p>85.6</text:p>
          </table:table-cell>
          <table:table-cell table:formula="of:=ABS([.I100]-[.J100])/(([.I100]+[.J100])/2)" office:value-type="percentage" office:value="0.0104590354445091" calcext:value-type="percentage">
            <text:p>1.05%</text:p>
          </table:table-cell>
          <table:table-cell/>
          <table:table-cell table:number-columns-repeated="2" office:value-type="float" office:value="26.7" calcext:value-type="float">
            <text:p>26.7</text:p>
          </table:table-cell>
          <table:table-cell table:formula="of:=ABS([.N100]-[.M100])/(([.M100]+[.N100])/2)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Prosjek: 1.28%</text:p>
          </table:table-cell>
          <table:table-cell table:number-columns-repeated="3"/>
          <table:table-cell table:style-name="Default" office:value-type="string" calcext:value-type="string">
            <text:p>Prosjek: 2.92%</text:p>
          </table:table-cell>
          <table:table-cell table:number-columns-repeated="3"/>
          <table:table-cell table:style-name="Default" office:value-type="string" calcext:value-type="string">
            <text:p>Prosjek: 1.08%</text:p>
          </table:table-cell>
          <table:table-cell table:number-columns-repeated="3"/>
          <table:table-cell table:style-name="Default" office:value-type="string" calcext:value-type="string">
            <text:p>Prosjek: 0.81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4:13:28.586945969</meta:creation-date>
    <meta:generator>LibreOffice/7.3.7.2$Linux_X86_64 LibreOffice_project/30$Build-2</meta:generator>
    <dc:date>2023-06-02T16:34:45.511175083</dc:date>
    <meta:editing-duration>PT1H25M13S</meta:editing-duration>
    <meta:editing-cycles>18</meta:editing-cycles>
    <meta:document-statistic meta:table-count="1" meta:cell-count="1355" meta:object-count="0"/>
  </office:meta>
</office:document-meta>
</file>